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92A000000F86BFD3EF964AB1890.png" manifest:media-type="image/png"/>
  <manifest:file-entry manifest:full-path="Pictures/100000000000092A00000008FD1C6ABF3D778EF0.jpg" manifest:media-type="image/jpeg"/>
  <manifest:file-entry manifest:full-path="Pictures/100000000000092B000002083B9B7F99230330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4"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5" style:family="table">
      <style:table-properties style:width="12.908cm" fo:margin-left="4.965cm"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Tabela5.A6" style:family="table-cell">
      <style:table-cell-properties style:vertical-align="middle" fo:padding="0.176cm" fo:border-left="1pt solid #f58220" fo:border-right="1pt solid #f58220" fo:border-top="none" fo:border-bottom="1pt solid #f58220"/>
    </style:style>
    <style:style style:name="Tabela5.B6" style:family="table-cell">
      <style:table-cell-properties style:vertical-align="middle" fo:padding="0.176cm" fo:border-left="1pt solid #f58220" fo:border-right="1pt solid #f58220" fo:border-top="none" fo:border-bottom="1pt solid #f58220"/>
    </style:style>
    <style:style style:name="Tabela5.C6" style:family="table-cell">
      <style:table-cell-properties style:vertical-align="middle" fo:padding="0.176cm" fo:border-left="1pt solid #f58220" fo:border-right="1pt solid #f58220" fo:border-top="none" fo:border-bottom="1pt solid #f58220"/>
    </style:style>
    <style:style style:name="Tabela5.D6" style:family="table-cell">
      <style:table-cell-properties style:vertical-align="middle" fo:padding="0.176cm" fo:border-left="1pt solid #f58220" fo:border-right="1pt solid #f58220" fo:border-top="none" fo:border-bottom="1pt solid #f58220"/>
    </style:style>
    <style:style style:name="Tabela5.A7" style:family="table-cell">
      <style:table-cell-properties style:vertical-align="middle" fo:padding="0.176cm" fo:border-left="1pt solid #f58220" fo:border-right="1pt solid #f58220" fo:border-top="none" fo:border-bottom="1pt solid #f58220"/>
    </style:style>
    <style:style style:name="Tabela5.B7" style:family="table-cell">
      <style:table-cell-properties style:vertical-align="middle" fo:padding="0.176cm" fo:border-left="1pt solid #f58220" fo:border-right="1pt solid #f58220" fo:border-top="none" fo:border-bottom="1pt solid #f58220"/>
    </style:style>
    <style:style style:name="Tabela5.C7" style:family="table-cell">
      <style:table-cell-properties style:vertical-align="middle" fo:padding="0.176cm" fo:border-left="1pt solid #f58220" fo:border-right="1pt solid #f58220" fo:border-top="none" fo:border-bottom="1pt solid #f58220"/>
    </style:style>
    <style:style style:name="Tabela5.D7" style:family="table-cell">
      <style:table-cell-properties style:vertical-align="middle" fo:padding="0.176cm" fo:border-left="1pt solid #f58220" fo:border-right="1pt solid #f58220" fo:border-top="none" fo:border-bottom="1pt solid #f58220"/>
    </style:style>
    <style:style style:name="Tabela2" style:family="table" style:master-page-name="">
      <style:table-properties style:width="12.908cm" fo:margin-left="4.965cm" style:page-number="auto" table:align="left" fo:keep-with-next="always" style:writing-mode="lr-tb"/>
    </style:style>
    <style:style style:name="Tabela2.A" style:family="table-column">
      <style:table-column-properties style:column-width="2.609cm"/>
    </style:style>
    <style:style style:name="Tabela2.B" style:family="table-column">
      <style:table-column-properties style:column-width="4.195cm"/>
    </style:style>
    <style:style style:name="Tabela2.C" style:family="table-column">
      <style:table-column-properties style:column-width="2.798cm"/>
    </style:style>
    <style:style style:name="Tabela2.D" style:family="table-column">
      <style:table-column-properties style:column-width="3.307cm"/>
    </style:style>
    <style:style style:name="Tabela2.1" style:family="table-row">
      <style:table-row-properties style:min-row-height="2.798cm"/>
    </style:style>
    <style:style style:name="Tabela2.A1" style:family="table-cell">
      <style:table-cell-properties style:vertical-align="middle" fo:background-color="#f58220" fo:padding="0.176cm" fo:border="1pt solid #f58220">
        <style:background-image/>
      </style:table-cell-properties>
    </style:style>
    <style:style style:name="Tabela2.A2" style:family="table-cell">
      <style:table-cell-properties style:vertical-align="middle" fo:padding="0.176cm" fo:border="1pt solid #f58220"/>
    </style:style>
    <style:style style:name="Tabela2.B2" style:family="table-cell">
      <style:table-cell-properties style:vertical-align="middle" fo:padding="0.176cm" fo:border="1pt solid #f58220"/>
    </style:style>
    <style:style style:name="Tabela2.C2" style:family="table-cell">
      <style:table-cell-properties style:vertical-align="middle" fo:padding="0.176cm" fo:border="1pt solid #f58220"/>
    </style:style>
    <style:style style:name="Tabela2.D2" style:family="table-cell">
      <style:table-cell-properties style:vertical-align="middle" fo:padding="0.176cm" fo:border="1pt solid #f58220"/>
    </style:style>
    <style:style style:name="Tabela2.A3" style:family="table-cell">
      <style:table-cell-properties style:vertical-align="middle" fo:padding="0.176cm" fo:border="1pt solid #f58220"/>
    </style:style>
    <style:style style:name="Tabela2.B3" style:family="table-cell">
      <style:table-cell-properties style:vertical-align="middle" fo:padding="0.176cm" fo:border="1pt solid #f58220"/>
    </style:style>
    <style:style style:name="Tabela2.C3" style:family="table-cell">
      <style:table-cell-properties style:vertical-align="middle" fo:padding="0.176cm" fo:border="1pt solid #f58220"/>
    </style:style>
    <style:style style:name="Tabela2.D3" style:family="table-cell">
      <style:table-cell-properties style:vertical-align="middle" fo:padding="0.176cm" fo:border="1pt solid #f58220"/>
    </style:style>
    <style:style style:name="Tabela2.4" style:family="table-row">
      <style:table-row-properties style:min-row-height="0.804cm"/>
    </style:style>
    <style:style style:name="Tabela2.A4" style:family="table-cell">
      <style:table-cell-properties style:vertical-align="middle" fo:padding="0.176cm" fo:border="1pt solid #f58220"/>
    </style:style>
    <style:style style:name="Tabela2.B4" style:family="table-cell">
      <style:table-cell-properties style:vertical-align="middle" fo:padding="0.176cm" fo:border="1pt solid #f58220"/>
    </style:style>
    <style:style style:name="Tabela2.C4" style:family="table-cell">
      <style:table-cell-properties style:vertical-align="middle" fo:padding="0.176cm" fo:border="1pt solid #f58220"/>
    </style:style>
    <style:style style:name="Tabela2.D4" style:family="table-cell">
      <style:table-cell-properties style:vertical-align="middle" fo:padding="0.176cm" fo:border="1pt solid #f58220"/>
    </style:style>
    <style:style style:name="Tabela2.5" style:family="table-row">
      <style:table-row-properties style:min-row-height="0.7cm"/>
    </style:style>
    <style:style style:name="Tabela2.A5" style:family="table-cell">
      <style:table-cell-properties style:vertical-align="middle" fo:padding="0.176cm" fo:border-left="1pt solid #f58220" fo:border-right="1pt solid #f58220" fo:border-top="none" fo:border-bottom="1pt solid #f58220"/>
    </style:style>
    <style:style style:name="Tabela2.B5" style:family="table-cell">
      <style:table-cell-properties style:vertical-align="middle" fo:padding="0.176cm" fo:border-left="1pt solid #f58220" fo:border-right="1pt solid #f58220" fo:border-top="none" fo:border-bottom="1pt solid #f58220"/>
    </style:style>
    <style:style style:name="Tabela2.C5" style:family="table-cell">
      <style:table-cell-properties style:vertical-align="middle" fo:padding="0.176cm" fo:border-left="1pt solid #f58220" fo:border-right="1pt solid #f58220" fo:border-top="none" fo:border-bottom="1pt solid #f58220"/>
    </style:style>
    <style:style style:name="Tabela2.D5" style:family="table-cell">
      <style:table-cell-properties style:vertical-align="middle" fo:padding="0.176cm" fo:border-left="1pt solid #f58220" fo:border-right="1pt solid #f58220" fo:border-top="none" fo:border-bottom="1pt solid #f58220"/>
    </style:style>
    <style:style style:name="Tabela2.6" style:family="table-row">
      <style:table-row-properties style:min-row-height="0.58cm"/>
    </style:style>
    <style:style style:name="Tabela2.A6" style:family="table-cell">
      <style:table-cell-properties style:vertical-align="middle" fo:padding="0.176cm" fo:border-left="1pt solid #f58220" fo:border-right="1pt solid #f58220" fo:border-top="none" fo:border-bottom="1pt solid #f58220"/>
    </style:style>
    <style:style style:name="Tabela2.B6" style:family="table-cell">
      <style:table-cell-properties style:vertical-align="middle" fo:padding="0.176cm" fo:border-left="1pt solid #f58220" fo:border-right="1pt solid #f58220" fo:border-top="none" fo:border-bottom="1pt solid #f58220"/>
    </style:style>
    <style:style style:name="Tabela2.C6" style:family="table-cell">
      <style:table-cell-properties style:vertical-align="middle" fo:padding="0.176cm" fo:border-left="1pt solid #f58220" fo:border-right="1pt solid #f58220" fo:border-top="none" fo:border-bottom="1pt solid #f58220"/>
    </style:style>
    <style:style style:name="Tabela2.D6" style:family="table-cell">
      <style:table-cell-properties style:vertical-align="middle" fo:padding="0.176cm" fo:border-left="1pt solid #f58220" fo:border-right="1pt solid #f58220" fo:border-top="none" fo:border-bottom="1pt solid #f58220"/>
    </style:style>
    <style:style style:name="Tabela6" style:family="table" style:master-page-name="">
      <style:table-properties style:width="12.908cm" fo:margin-left="4.965cm" style:page-number="auto" table:align="left" fo:keep-with-next="always" style:writing-mode="lr-tb"/>
    </style:style>
    <style:style style:name="Tabela6.A" style:family="table-column">
      <style:table-column-properties style:column-width="2.609cm"/>
    </style:style>
    <style:style style:name="Tabela6.B" style:family="table-column">
      <style:table-column-properties style:column-width="4.195cm"/>
    </style:style>
    <style:style style:name="Tabela6.C" style:family="table-column">
      <style:table-column-properties style:column-width="2.798cm"/>
    </style:style>
    <style:style style:name="Tabela6.D" style:family="table-column">
      <style:table-column-properties style:column-width="3.307cm"/>
    </style:style>
    <style:style style:name="Tabela6.1" style:family="table-row">
      <style:table-row-properties style:min-row-height="2.798cm"/>
    </style:style>
    <style:style style:name="Tabela6.A1" style:family="table-cell">
      <style:table-cell-properties style:vertical-align="middle" fo:background-color="#f58220" fo:padding="0.176cm" fo:border="1pt solid #f58220">
        <style:background-image/>
      </style:table-cell-properties>
    </style:style>
    <style:style style:name="Tabela6.A2" style:family="table-cell">
      <style:table-cell-properties style:vertical-align="middle" fo:padding="0.176cm" fo:border="1pt solid #f58220"/>
    </style:style>
    <style:style style:name="Tabela6.B2" style:family="table-cell">
      <style:table-cell-properties style:vertical-align="middle" fo:padding="0.176cm" fo:border="1pt solid #f58220"/>
    </style:style>
    <style:style style:name="Tabela6.C2" style:family="table-cell">
      <style:table-cell-properties style:vertical-align="middle" fo:padding="0.176cm" fo:border="1pt solid #f58220"/>
    </style:style>
    <style:style style:name="Tabela6.D2" style:family="table-cell">
      <style:table-cell-properties style:vertical-align="middle" fo:padding="0.176cm" fo:border="1pt solid #f58220"/>
    </style:style>
    <style:style style:name="Tabela6.A3" style:family="table-cell">
      <style:table-cell-properties style:vertical-align="middle" fo:padding="0.176cm" fo:border="1pt solid #f58220"/>
    </style:style>
    <style:style style:name="Tabela6.B3" style:family="table-cell">
      <style:table-cell-properties style:vertical-align="middle" fo:padding="0.176cm" fo:border="1pt solid #f58220"/>
    </style:style>
    <style:style style:name="Tabela6.C3" style:family="table-cell">
      <style:table-cell-properties style:vertical-align="middle" fo:padding="0.176cm" fo:border="1pt solid #f58220"/>
    </style:style>
    <style:style style:name="Tabela6.D3" style:family="table-cell">
      <style:table-cell-properties style:vertical-align="middle" fo:padding="0.176cm" fo:border="1pt solid #f58220"/>
    </style:style>
    <style:style style:name="Tabela6.4" style:family="table-row">
      <style:table-row-properties style:min-row-height="0.804cm"/>
    </style:style>
    <style:style style:name="Tabela6.A4" style:family="table-cell">
      <style:table-cell-properties style:vertical-align="middle" fo:padding="0.176cm" fo:border="1pt solid #f58220"/>
    </style:style>
    <style:style style:name="Tabela6.B4" style:family="table-cell">
      <style:table-cell-properties style:vertical-align="middle" fo:padding="0.176cm" fo:border="1pt solid #f58220"/>
    </style:style>
    <style:style style:name="Tabela6.C4" style:family="table-cell">
      <style:table-cell-properties style:vertical-align="middle" fo:padding="0.176cm" fo:border="1pt solid #f58220"/>
    </style:style>
    <style:style style:name="Tabela6.D4" style:family="table-cell">
      <style:table-cell-properties style:vertical-align="middle" fo:padding="0.176cm" fo:border="1pt solid #f58220"/>
    </style:style>
    <style:style style:name="Tabela6.5" style:family="table-row">
      <style:table-row-properties style:min-row-height="0.7cm"/>
    </style:style>
    <style:style style:name="Tabela6.A5" style:family="table-cell">
      <style:table-cell-properties style:vertical-align="middle" fo:padding="0.176cm" fo:border-left="1pt solid #f58220" fo:border-right="1pt solid #f58220" fo:border-top="none" fo:border-bottom="1pt solid #f58220"/>
    </style:style>
    <style:style style:name="Tabela6.B5" style:family="table-cell">
      <style:table-cell-properties style:vertical-align="middle" fo:padding="0.176cm" fo:border-left="1pt solid #f58220" fo:border-right="1pt solid #f58220" fo:border-top="none" fo:border-bottom="1pt solid #f58220"/>
    </style:style>
    <style:style style:name="Tabela6.C5" style:family="table-cell">
      <style:table-cell-properties style:vertical-align="middle" fo:padding="0.176cm" fo:border-left="1pt solid #f58220" fo:border-right="1pt solid #f58220" fo:border-top="none" fo:border-bottom="1pt solid #f58220"/>
    </style:style>
    <style:style style:name="Tabela6.D5" style:family="table-cell">
      <style:table-cell-properties style:vertical-align="middle" fo:padding="0.176cm" fo:border-left="1pt solid #f58220" fo:border-right="1pt solid #f58220" fo:border-top="none" fo:border-bottom="1pt solid #f58220"/>
    </style:style>
    <style:style style:name="Tabela6.6" style:family="table-row">
      <style:table-row-properties style:min-row-height="0.58cm"/>
    </style:style>
    <style:style style:name="Tabela6.A6" style:family="table-cell">
      <style:table-cell-properties style:vertical-align="middle" fo:padding="0.176cm" fo:border-left="1pt solid #f58220" fo:border-right="1pt solid #f58220" fo:border-top="none" fo:border-bottom="1pt solid #f58220"/>
    </style:style>
    <style:style style:name="Tabela6.B6" style:family="table-cell">
      <style:table-cell-properties style:vertical-align="middle" fo:padding="0.176cm" fo:border-left="1pt solid #f58220" fo:border-right="1pt solid #f58220" fo:border-top="none" fo:border-bottom="1pt solid #f58220"/>
    </style:style>
    <style:style style:name="Tabela6.C6" style:family="table-cell">
      <style:table-cell-properties style:vertical-align="middle" fo:padding="0.176cm" fo:border-left="1pt solid #f58220" fo:border-right="1pt solid #f58220" fo:border-top="none" fo:border-bottom="1pt solid #f58220"/>
    </style:style>
    <style:style style:name="Tabela6.D6" style:family="table-cell">
      <style:table-cell-properties style:vertical-align="middle" fo:padding="0.176cm" fo:border-left="1pt solid #f58220" fo:border-right="1pt solid #f58220" fo:border-top="none" fo:border-bottom="1pt solid #f58220"/>
    </style:style>
    <style:style style:name="Tabela7" style:family="table" style:master-page-name="">
      <style:table-properties style:width="12.908cm" fo:margin-left="4.965cm" style:page-number="auto" table:align="left" fo:keep-with-next="always" style:writing-mode="lr-tb"/>
    </style:style>
    <style:style style:name="Tabela7.A" style:family="table-column">
      <style:table-column-properties style:column-width="2.609cm"/>
    </style:style>
    <style:style style:name="Tabela7.B" style:family="table-column">
      <style:table-column-properties style:column-width="4.195cm"/>
    </style:style>
    <style:style style:name="Tabela7.C" style:family="table-column">
      <style:table-column-properties style:column-width="2.798cm"/>
    </style:style>
    <style:style style:name="Tabela7.D" style:family="table-column">
      <style:table-column-properties style:column-width="3.307cm"/>
    </style:style>
    <style:style style:name="Tabela7.1" style:family="table-row">
      <style:table-row-properties style:min-row-height="2.798cm"/>
    </style:style>
    <style:style style:name="Tabela7.A1" style:family="table-cell">
      <style:table-cell-properties style:vertical-align="middle" fo:background-color="#f58220" fo:padding="0.176cm" fo:border="1pt solid #f58220">
        <style:background-image/>
      </style:table-cell-properties>
    </style:style>
    <style:style style:name="Tabela7.A2" style:family="table-cell">
      <style:table-cell-properties style:vertical-align="middle" fo:padding="0.176cm" fo:border="1pt solid #f58220"/>
    </style:style>
    <style:style style:name="Tabela7.B2" style:family="table-cell">
      <style:table-cell-properties style:vertical-align="middle" fo:padding="0.176cm" fo:border="1pt solid #f58220"/>
    </style:style>
    <style:style style:name="Tabela7.C2" style:family="table-cell">
      <style:table-cell-properties style:vertical-align="middle" fo:padding="0.176cm" fo:border="1pt solid #f58220"/>
    </style:style>
    <style:style style:name="Tabela7.D2" style:family="table-cell">
      <style:table-cell-properties style:vertical-align="middle" fo:padding="0.176cm" fo:border="1pt solid #f58220"/>
    </style:style>
    <style:style style:name="Tabela7.A3" style:family="table-cell">
      <style:table-cell-properties style:vertical-align="middle" fo:padding="0.176cm" fo:border="1pt solid #f58220"/>
    </style:style>
    <style:style style:name="Tabela7.B3" style:family="table-cell">
      <style:table-cell-properties style:vertical-align="middle" fo:padding="0.176cm" fo:border="1pt solid #f58220"/>
    </style:style>
    <style:style style:name="Tabela7.C3" style:family="table-cell">
      <style:table-cell-properties style:vertical-align="middle" fo:padding="0.176cm" fo:border="1pt solid #f58220"/>
    </style:style>
    <style:style style:name="Tabela7.D3" style:family="table-cell">
      <style:table-cell-properties style:vertical-align="middle" fo:padding="0.176cm" fo:border="1pt solid #f58220"/>
    </style:style>
    <style:style style:name="Tabela7.4" style:family="table-row">
      <style:table-row-properties style:min-row-height="0.804cm"/>
    </style:style>
    <style:style style:name="Tabela7.A4" style:family="table-cell">
      <style:table-cell-properties style:vertical-align="middle" fo:padding="0.176cm" fo:border="1pt solid #f58220"/>
    </style:style>
    <style:style style:name="Tabela7.B4" style:family="table-cell">
      <style:table-cell-properties style:vertical-align="middle" fo:padding="0.176cm" fo:border="1pt solid #f58220"/>
    </style:style>
    <style:style style:name="Tabela7.C4" style:family="table-cell">
      <style:table-cell-properties style:vertical-align="middle" fo:padding="0.176cm" fo:border="1pt solid #f58220"/>
    </style:style>
    <style:style style:name="Tabela7.D4" style:family="table-cell">
      <style:table-cell-properties style:vertical-align="middle" fo:padding="0.176cm" fo:border="1pt solid #f58220"/>
    </style:style>
    <style:style style:name="Tabela7.5" style:family="table-row">
      <style:table-row-properties style:min-row-height="0.7cm"/>
    </style:style>
    <style:style style:name="Tabela7.A5" style:family="table-cell">
      <style:table-cell-properties style:vertical-align="middle" fo:padding="0.176cm" fo:border-left="1pt solid #f58220" fo:border-right="1pt solid #f58220" fo:border-top="none" fo:border-bottom="1pt solid #f58220"/>
    </style:style>
    <style:style style:name="Tabela7.B5" style:family="table-cell">
      <style:table-cell-properties style:vertical-align="middle" fo:padding="0.176cm" fo:border-left="1pt solid #f58220" fo:border-right="1pt solid #f58220" fo:border-top="none" fo:border-bottom="1pt solid #f58220"/>
    </style:style>
    <style:style style:name="Tabela7.C5" style:family="table-cell">
      <style:table-cell-properties style:vertical-align="middle" fo:padding="0.176cm" fo:border-left="1pt solid #f58220" fo:border-right="1pt solid #f58220" fo:border-top="none" fo:border-bottom="1pt solid #f58220"/>
    </style:style>
    <style:style style:name="Tabela7.D5" style:family="table-cell">
      <style:table-cell-properties style:vertical-align="middle" fo:padding="0.176cm" fo:border-left="1pt solid #f58220" fo:border-right="1pt solid #f58220" fo:border-top="none" fo:border-bottom="1pt solid #f58220"/>
    </style:style>
    <style:style style:name="Tabela7.6" style:family="table-row">
      <style:table-row-properties style:min-row-height="0.58cm"/>
    </style:style>
    <style:style style:name="Tabela7.A6" style:family="table-cell">
      <style:table-cell-properties style:vertical-align="middle" fo:padding="0.176cm" fo:border-left="1pt solid #f58220" fo:border-right="1pt solid #f58220" fo:border-top="none" fo:border-bottom="1pt solid #f58220"/>
    </style:style>
    <style:style style:name="Tabela7.B6" style:family="table-cell">
      <style:table-cell-properties style:vertical-align="middle" fo:padding="0.176cm" fo:border-left="1pt solid #f58220" fo:border-right="1pt solid #f58220" fo:border-top="none" fo:border-bottom="1pt solid #f58220"/>
    </style:style>
    <style:style style:name="Tabela7.C6" style:family="table-cell">
      <style:table-cell-properties style:vertical-align="middle" fo:padding="0.176cm" fo:border-left="1pt solid #f58220" fo:border-right="1pt solid #f58220" fo:border-top="none" fo:border-bottom="1pt solid #f58220"/>
    </style:style>
    <style:style style:name="Tabela7.D6" style:family="table-cell">
      <style:table-cell-properties style:vertical-align="middle" fo:padding="0.176cm" fo:border-left="1pt solid #f58220" fo:border-right="1pt solid #f58220" fo:border-top="none" fo:border-bottom="1pt solid #f58220"/>
    </style:style>
    <style:style style:name="Tabela8" style:family="table" style:master-page-name="">
      <style:table-properties style:width="12.908cm" fo:margin-left="4.965cm" style:page-number="auto" table:align="left" fo:keep-with-next="always" style:writing-mode="lr-tb"/>
    </style:style>
    <style:style style:name="Tabela8.A" style:family="table-column">
      <style:table-column-properties style:column-width="2.609cm"/>
    </style:style>
    <style:style style:name="Tabela8.B" style:family="table-column">
      <style:table-column-properties style:column-width="10.299cm"/>
    </style:style>
    <style:style style:name="Tabela8.1" style:family="table-row">
      <style:table-row-properties style:min-row-height="1.002cm"/>
    </style:style>
    <style:style style:name="Tabela8.A1" style:family="table-cell">
      <style:table-cell-properties style:vertical-align="middle" fo:background-color="#f58220" fo:padding="0.176cm" fo:border="1pt solid #f58220">
        <style:background-image/>
      </style:table-cell-properties>
    </style:style>
    <style:style style:name="Tabela8.A2" style:family="table-cell">
      <style:table-cell-properties style:vertical-align="middle" fo:padding="0.176cm" fo:border="1pt solid #f58220"/>
    </style:style>
    <style:style style:name="Tabela8.B2" style:family="table-cell">
      <style:table-cell-properties style:vertical-align="middle" fo:padding="0.176cm" fo:border="1pt solid #f58220"/>
    </style:style>
    <style:style style:name="Tabela8.A3" style:family="table-cell">
      <style:table-cell-properties style:vertical-align="middle" fo:padding="0.176cm" fo:border="1pt solid #f58220"/>
    </style:style>
    <style:style style:name="Tabela8.B3" style:family="table-cell">
      <style:table-cell-properties style:vertical-align="middle" fo:padding="0.176cm" fo:border="1pt solid #f58220"/>
    </style:style>
    <style:style style:name="Tabela8.4" style:family="table-row">
      <style:table-row-properties style:min-row-height="0.804cm"/>
    </style:style>
    <style:style style:name="Tabela8.A4" style:family="table-cell">
      <style:table-cell-properties style:vertical-align="middle" fo:padding="0.176cm" fo:border="1pt solid #f58220"/>
    </style:style>
    <style:style style:name="Tabela8.B4" style:family="table-cell">
      <style:table-cell-properties style:vertical-align="middle" fo:padding="0.176cm" fo:border="1pt solid #f58220"/>
    </style:style>
    <style:style style:name="Tabela8.5" style:family="table-row">
      <style:table-row-properties style:min-row-height="0.7cm"/>
    </style:style>
    <style:style style:name="Tabela8.A5" style:family="table-cell">
      <style:table-cell-properties style:vertical-align="middle" fo:padding="0.176cm" fo:border-left="1pt solid #f58220" fo:border-right="1pt solid #f58220" fo:border-top="none" fo:border-bottom="1pt solid #f58220"/>
    </style:style>
    <style:style style:name="Tabela8.B5" style:family="table-cell">
      <style:table-cell-properties style:vertical-align="middle" fo:padding="0.176cm" fo:border-left="1pt solid #f58220" fo:border-right="1pt solid #f58220" fo:border-top="none" fo:border-bottom="1pt solid #f58220"/>
    </style:style>
    <style:style style:name="Tabela8.6" style:family="table-row">
      <style:table-row-properties style:min-row-height="0.58cm"/>
    </style:style>
    <style:style style:name="Tabela8.A6" style:family="table-cell">
      <style:table-cell-properties style:vertical-align="middle" fo:padding="0.176cm" fo:border-left="1pt solid #f58220" fo:border-right="1pt solid #f58220" fo:border-top="none" fo:border-bottom="1pt solid #f58220"/>
    </style:style>
    <style:style style:name="Tabela8.B6" style:family="table-cell">
      <style:table-cell-properties style:vertical-align="middle" fo:padding="0.176cm" fo:border-left="1pt solid #f58220" fo:border-right="1pt solid #f58220" fo:border-top="none" fo:border-bottom="1pt solid #f58220"/>
    </style:style>
    <style:style style:name="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2" style:family="paragraph" style:parent-style-name="Standard">
      <style:text-properties fo:color="#575757" style:font-name="Arial" fo:font-size="6pt" fo:language="en" fo:country="US" style:font-size-asian="6pt" style:font-name-complex="Arial3" style:font-size-complex="6pt"/>
    </style:style>
    <style:style style:name="P3" style:family="paragraph" style:parent-style-name="Standard">
      <style:text-properties fo:language="en" fo:country="US"/>
    </style:style>
    <style:style style:name="P4" style:family="paragraph" style:parent-style-name="Standard">
      <style:paragraph-properties>
        <style:tab-stops>
          <style:tab-stop style:position="7.952cm"/>
        </style:tab-stops>
      </style:paragraph-properties>
      <style:text-properties fo:language="en" fo:country="US"/>
    </style:style>
    <style:style style:name="P5" style:family="paragraph" style:parent-style-name="_5f_legenda_5f_bibliografica">
      <style:paragraph-properties fo:margin-top="0cm" fo:margin-bottom="0cm" loext:contextual-spacing="false" fo:line-height="100%"/>
      <style:text-properties fo:language="en" fo:country="US"/>
    </style:style>
    <style:style style:name="P6"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3" style:font-size-complex="7pt"/>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style:text-properties fo:color="#262626" fo:font-size="10pt" style:font-size-asian="10pt"/>
    </style:style>
    <style:style style:name="P11" style:family="paragraph" style:parent-style-name="Standard">
      <style:paragraph-properties fo:margin-top="0cm" fo:margin-bottom="0cm" loext:contextual-spacing="false" fo:line-height="100%" fo:text-align="justify" style:justify-single-word="false"/>
      <style:text-properties fo:color="#262626" fo:font-size="10pt" fo:language="en" fo:country="GB" style:font-size-asian="10pt" style:font-size-complex="10pt"/>
    </style:style>
    <style:style style:name="P12" style:family="paragraph" style:parent-style-name="Standard">
      <style:paragraph-properties fo:margin-top="0cm" fo:margin-bottom="0cm" loext:contextual-spacing="false" fo:line-height="100%" fo:text-align="justify" style:justify-single-word="false"/>
      <style:text-properties fo:language="en" fo:country="GB"/>
    </style:style>
    <style:style style:name="P13" style:family="paragraph" style:parent-style-name="_5f_afiliacao">
      <style:paragraph-properties fo:margin-top="0cm" fo:margin-bottom="0cm" loext:contextual-spacing="false" fo:line-height="100%"/>
      <style:text-properties fo:language="en" fo:country="GB"/>
    </style:style>
    <style:style style:name="P14" style:family="paragraph" style:parent-style-name="_5f_resumo">
      <style:paragraph-properties fo:margin-top="0cm" fo:margin-bottom="0cm" loext:contextual-spacing="false" fo:line-height="100%"/>
    </style:style>
    <style:style style:name="P15" style:family="paragraph" style:parent-style-name="_5f_resumo">
      <style:paragraph-properties fo:margin-top="0cm" fo:margin-bottom="0cm" loext:contextual-spacing="false" fo:line-height="100%"/>
      <style:text-properties fo:language="en" fo:country="GB"/>
    </style:style>
    <style:style style:name="P16" style:family="paragraph" style:parent-style-name="_5f_resumo">
      <style:paragraph-properties fo:margin-top="0cm" fo:margin-bottom="0cm" loext:contextual-spacing="false" fo:line-height="100%"/>
      <style:text-properties officeooo:rsid="003ee83d" officeooo:paragraph-rsid="003ee83d"/>
    </style:style>
    <style:style style:name="P17"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3" style:font-size-complex="7pt"/>
    </style:style>
    <style:style style:name="P18" style:family="paragraph" style:parent-style-name="_5f_link_5f_revista">
      <style:paragraph-properties fo:margin-top="0cm" fo:margin-bottom="0cm" loext:contextual-spacing="false" fo:line-height="100%"/>
    </style:style>
    <style:style style:name="P19" style:family="paragraph" style:parent-style-name="_5f_link_5f_revista">
      <style:paragraph-properties fo:margin-top="0cm" fo:margin-bottom="0cm" loext:contextual-spacing="false" fo:line-height="100%"/>
      <style:text-properties officeooo:rsid="002c0c3f" officeooo:paragraph-rsid="002c0c3f"/>
    </style:style>
    <style:style style:name="P20" style:family="paragraph" style:parent-style-name="Standard">
      <style:paragraph-properties fo:margin-left="5.001cm" fo:margin-right="0cm" fo:text-indent="0cm" style:auto-text-indent="false"/>
    </style:style>
    <style:style style:name="P21"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22" style:family="paragraph" style:parent-style-name="Standard">
      <style:paragraph-properties fo:margin-left="5.001cm" fo:margin-right="0cm" fo:text-align="justify" style:justify-single-word="false" fo:text-indent="0cm" style:auto-text-indent="false"/>
    </style:style>
    <style:style style:name="P23"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24"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25"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2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2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29"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30"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31" style:family="paragraph" style:parent-style-name="Standard">
      <style:paragraph-properties fo:margin-left="5.001cm" fo:margin-right="0cm" fo:text-align="justify" style:justify-single-word="false" fo:text-indent="0cm" style:auto-text-indent="false" style:writing-mode="lr-tb"/>
    </style:style>
    <style:style style:name="P32"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33"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34"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35"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36"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37"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38" style:family="paragraph" style:parent-style-name="Quotations">
      <style:paragraph-properties fo:margin-left="6.001cm" fo:margin-right="0cm" fo:text-indent="0cm" style:auto-text-indent="false"/>
    </style:style>
    <style:style style:name="P39"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40" style:family="paragraph" style:parent-style-name="_5f_titulo_5f_principal">
      <style:paragraph-properties fo:margin-top="0.847cm" fo:margin-bottom="0cm" loext:contextual-spacing="false" fo:line-height="100%"/>
    </style:style>
    <style:style style:name="P41" style:family="paragraph" style:parent-style-name="_5f_secao_5f_prim_5f_central">
      <style:paragraph-properties fo:margin-top="0.847cm" fo:margin-bottom="0cm" loext:contextual-spacing="false" fo:line-height="100%"/>
    </style:style>
    <style:style style:name="P42" style:family="paragraph" style:parent-style-name="_5f_secao_5f_prim_5f_central">
      <style:paragraph-properties fo:margin-top="0.847cm" fo:margin-bottom="0cm" loext:contextual-spacing="false" fo:line-height="100%"/>
      <style:text-properties fo:language="en" fo:country="GB"/>
    </style:style>
    <style:style style:name="P43" style:family="paragraph" style:parent-style-name="_5f_secao_5f_primaria">
      <style:text-properties officeooo:rsid="00215cb6" officeooo:paragraph-rsid="00215cb6"/>
    </style:style>
    <style:style style:name="P44" style:family="paragraph" style:parent-style-name="_5f_afiliacao">
      <style:text-properties officeooo:paragraph-rsid="000ecea2"/>
    </style:style>
    <style:style style:name="P45"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46" style:family="paragraph" style:parent-style-name="_5f_texto_5f_tabelas_5f_ilustracoes">
      <style:paragraph-properties fo:margin-left="0cm" fo:margin-right="0cm" fo:text-align="center" style:justify-single-word="false" fo:text-indent="0cm" style:auto-text-indent="false"/>
    </style:style>
    <style:style style:name="P47" style:family="paragraph" style:parent-style-name="_5f_texto_5f_tabelas_5f_ilustracoes">
      <style:paragraph-properties fo:margin-left="0cm" fo:margin-right="0cm" fo:text-align="center" style:justify-single-word="false" fo:text-indent="0cm" style:auto-text-indent="false"/>
      <style:text-properties officeooo:paragraph-rsid="002de1d1"/>
    </style:style>
    <style:style style:name="P48"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49"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50"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2de1d1"/>
    </style:style>
    <style:style style:name="P51" style:family="paragraph" style:parent-style-name="_5f_texto_5f_tabelas_5f_ilustracoes">
      <style:paragraph-properties fo:margin-left="0cm" fo:margin-right="0cm" fo:text-align="center" style:justify-single-word="false" fo:text-indent="0cm" style:auto-text-indent="false"/>
      <style:text-properties officeooo:rsid="00341871" officeooo:paragraph-rsid="00341871"/>
    </style:style>
    <style:style style:name="P52"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53" style:family="paragraph" style:parent-style-name="_5f_secao_5f_secundaria">
      <style:text-properties officeooo:rsid="0010bcad" officeooo:paragraph-rsid="0010bcad"/>
    </style:style>
    <style:style style:name="P54" style:family="paragraph" style:parent-style-name="_5f_secao_5f_secundaria">
      <style:text-properties officeooo:rsid="0012d73c" officeooo:paragraph-rsid="0012d73c"/>
    </style:style>
    <style:style style:name="P55" style:family="paragraph" style:parent-style-name="_5f_secao_5f_secundaria">
      <style:text-properties officeooo:rsid="00145200" officeooo:paragraph-rsid="00145200"/>
    </style:style>
    <style:style style:name="P56" style:family="paragraph" style:parent-style-name="_5f_secao_5f_secundaria">
      <style:text-properties officeooo:rsid="002001b6" officeooo:paragraph-rsid="002001b6"/>
    </style:style>
    <style:style style:name="P57"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60dfe5" style:font-weight-asian="bold" style:font-weight-complex="bold"/>
    </style:style>
    <style:style style:name="P58" style:family="paragraph" style:parent-style-name="_5f_texto_5f_tabelas_5f_ilustracoes">
      <style:paragraph-properties fo:margin-left="0cm" fo:margin-right="0cm" fo:text-align="center" style:justify-single-word="false" fo:text-indent="0cm" style:auto-text-indent="false"/>
      <style:text-properties fo:color="#ffffff" style:font-name="Calibri1" fo:font-weight="bold" officeooo:paragraph-rsid="0060dfe5" style:font-weight-asian="bold" style:font-weight-complex="bold"/>
    </style:style>
    <style:style style:name="P59" style:family="paragraph" style:parent-style-name="_5f_texto_5f_tabelas_5f_ilustracoes">
      <style:paragraph-properties fo:margin-left="0cm" fo:margin-right="0cm" fo:text-align="center" style:justify-single-word="false" fo:text-indent="0cm" style:auto-text-indent="false"/>
      <style:text-properties officeooo:paragraph-rsid="0060dfe5"/>
    </style:style>
    <style:style style:name="P60" style:family="paragraph" style:parent-style-name="_5f_texto_5f_tabelas_5f_ilustracoes">
      <style:paragraph-properties fo:margin-left="0cm" fo:margin-right="0cm" fo:text-align="center" style:justify-single-word="false" fo:text-indent="0cm" style:auto-text-indent="false"/>
      <style:text-properties officeooo:paragraph-rsid="0061940d"/>
    </style:style>
    <style:style style:name="P61"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60dfe5"/>
    </style:style>
    <style:style style:name="P62"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61940d"/>
    </style:style>
    <style:style style:name="P63" style:family="paragraph" style:parent-style-name="_5f_texto_5f_tabelas_5f_ilustracoes">
      <style:paragraph-properties fo:margin-left="0cm" fo:margin-right="0cm" fo:text-align="center" style:justify-single-word="false" fo:text-indent="0cm" style:auto-text-indent="false"/>
      <style:text-properties officeooo:rsid="00341871" officeooo:paragraph-rsid="0061940d"/>
    </style:style>
    <style:style style:name="P64" style:family="paragraph" style:parent-style-name="_5f_texto_5f_tabelas_5f_ilustracoes">
      <style:paragraph-properties fo:margin-left="0cm" fo:margin-right="0cm" fo:text-align="center" style:justify-single-word="false" fo:text-indent="0cm" style:auto-text-indent="false"/>
      <style:text-properties officeooo:rsid="006a5567" officeooo:paragraph-rsid="006a5567"/>
    </style:style>
    <style:style style:name="P65" style:family="paragraph" style:parent-style-name="_5f_texto_5f_tabelas_5f_ilustracoes">
      <style:paragraph-properties fo:margin-left="0cm" fo:margin-right="0cm" fo:text-align="center" style:justify-single-word="false" fo:text-indent="0cm" style:auto-text-indent="false"/>
      <style:text-properties officeooo:rsid="006bce96" officeooo:paragraph-rsid="006bce96"/>
    </style:style>
    <style:style style:name="P66" style:family="paragraph" style:parent-style-name="_5f_texto_5f_tabelas_5f_ilustracoes">
      <style:paragraph-properties fo:margin-left="0cm" fo:margin-right="0cm" fo:text-align="center" style:justify-single-word="false" fo:text-indent="0cm" style:auto-text-indent="false"/>
      <style:text-properties officeooo:rsid="006cc2dc" officeooo:paragraph-rsid="006cc2dc"/>
    </style:style>
    <style:style style:name="P67" style:family="paragraph" style:parent-style-name="_5f_texto_5f_tabelas_5f_ilustracoes">
      <style:paragraph-properties fo:margin-left="0cm" fo:margin-right="0cm" fo:text-align="center" style:justify-single-word="false" fo:text-indent="0cm" style:auto-text-indent="false"/>
      <style:text-properties officeooo:rsid="006feabd" officeooo:paragraph-rsid="006feabd"/>
    </style:style>
    <style:style style:name="P68" style:family="paragraph" style:parent-style-name="_5f_texto_5f_tabelas_5f_ilustracoes">
      <style:paragraph-properties fo:margin-left="0cm" fo:margin-right="0cm" fo:text-align="center" style:justify-single-word="false" fo:text-indent="0cm" style:auto-text-indent="false"/>
      <style:text-properties officeooo:rsid="0070628c" officeooo:paragraph-rsid="0070628c"/>
    </style:style>
    <style:style style:name="P69" style:family="paragraph" style:parent-style-name="_5f_texto_5f_tabelas_5f_ilustracoes">
      <style:paragraph-properties fo:margin-left="0cm" fo:margin-right="0cm" fo:text-align="center" style:justify-single-word="false" fo:text-indent="0cm" style:auto-text-indent="false"/>
      <style:text-properties officeooo:rsid="00717d8e" officeooo:paragraph-rsid="00717d8e"/>
    </style:style>
    <style:style style:name="P70" style:family="paragraph" style:parent-style-name="_5f_texto_5f_tabelas_5f_ilustracoes">
      <style:paragraph-properties fo:margin-left="0cm" fo:margin-right="0cm" fo:text-align="center" style:justify-single-word="false" fo:text-indent="0cm" style:auto-text-indent="false"/>
      <style:text-properties officeooo:rsid="0071daaf" officeooo:paragraph-rsid="0071daaf"/>
    </style:style>
    <style:style style:name="P71"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ffffff" fo:font-weight="bold" officeooo:rsid="0022d823" officeooo:paragraph-rsid="0060dfe5" style:font-weight-asian="bold" style:font-weight-complex="bold"/>
    </style:style>
    <style:style style:name="P72" style:family="paragraph" style:parent-style-name="_5f_texto_5f_tabelas_5f_ilustracoes">
      <style:paragraph-properties fo:margin-left="5.001cm" fo:margin-right="0cm" fo:text-align="center" style:justify-single-word="false" fo:text-indent="0cm" style:auto-text-indent="false"/>
      <style:text-properties officeooo:paragraph-rsid="0078aa66"/>
    </style:style>
    <style:style style:name="P73" style:family="paragraph" style:parent-style-name="Table">
      <style:paragraph-properties fo:margin-left="6.001cm" fo:margin-right="0cm" fo:text-align="center" style:justify-single-word="false" fo:text-indent="0cm" style:auto-text-indent="false"/>
      <style:text-properties fo:font-size="10pt" style:font-size-asian="10pt" style:font-size-complex="10pt"/>
    </style:style>
    <style:style style:name="P74" style:family="paragraph" style:parent-style-name="_5f_secao_5f_primaria">
      <style:text-properties officeooo:rsid="00274bd4" officeooo:paragraph-rsid="0060dfe5"/>
    </style:style>
    <style:style style:name="P75" style:family="paragraph" style:parent-style-name="_5f_secao_5f_primaria">
      <style:text-properties officeooo:paragraph-rsid="0073dafd"/>
    </style:style>
    <style:style style:name="P76" style:family="paragraph" style:parent-style-name="_5f_secao_5f_secundaria">
      <style:text-properties fo:font-style="italic" officeooo:rsid="005cec42" officeooo:paragraph-rsid="005cec42" style:font-style-asian="italic" style:font-style-complex="italic"/>
    </style:style>
    <style:style style:name="P77" style:family="paragraph" style:parent-style-name="Standard">
      <style:text-properties officeooo:paragraph-rsid="0078aa66"/>
    </style:style>
    <style:style style:name="P78" style:family="paragraph" style:parent-style-name="Standard">
      <style:paragraph-properties fo:margin-top="0cm" fo:margin-bottom="0cm" loext:contextual-spacing="false" fo:line-height="100%" fo:text-align="justify" style:justify-single-word="false"/>
      <style:text-properties fo:color="#262626" fo:font-size="10pt" officeooo:paragraph-rsid="00512678" style:font-size-asian="10pt"/>
    </style:style>
    <style:style style:name="P79"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80" style:family="paragraph" style:parent-style-name="Standard">
      <style:paragraph-properties fo:margin-left="5.001cm" fo:margin-right="0cm" fo:margin-top="0cm" fo:margin-bottom="0.212cm" loext:contextual-spacing="false" fo:text-align="justify" style:justify-single-word="false" fo:text-indent="0cm" style:auto-text-indent="false"/>
    </style:style>
    <style:style style:name="P81"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officeooo:paragraph-rsid="0010bcad"/>
    </style:style>
    <style:style style:name="P82"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fo:color="#262626"/>
    </style:style>
    <style:style style:name="P83"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paragraph-rsid="0078bce8"/>
    </style:style>
    <style:style style:name="P8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font-size="11pt" officeooo:rsid="004fa00a" officeooo:paragraph-rsid="004fa00a" style:font-size-asian="11pt" style:font-size-complex="11pt"/>
    </style:style>
    <style:style style:name="P85"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font-size="11pt" officeooo:rsid="0054d991" officeooo:paragraph-rsid="0054d991" style:font-size-asian="11pt" style:font-size-complex="11pt"/>
    </style:style>
    <style:style style:name="P8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rsid="0061940d" officeooo:paragraph-rsid="0061940d"/>
    </style:style>
    <style:style style:name="P8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8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89"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90" style:family="paragraph" style:parent-style-name="Standard">
      <style:paragraph-properties fo:margin-left="5.001cm" fo:margin-right="0cm" fo:text-align="justify" style:justify-single-word="false" fo:text-indent="0cm" style:auto-text-indent="false"/>
      <style:text-properties officeooo:rsid="0012d73c" officeooo:paragraph-rsid="0012d73c"/>
    </style:style>
    <style:style style:name="P91" style:family="paragraph" style:parent-style-name="Standard" style:list-style-name="L1">
      <style:paragraph-properties fo:text-align="justify" style:justify-single-word="false" style:writing-mode="lr-tb"/>
    </style:style>
    <style:style style:name="P92" style:family="paragraph">
      <loext:graphic-properties draw:fill="solid" draw:fill-color="#ffffff"/>
      <style:paragraph-properties fo:text-align="start"/>
      <style:text-properties fo:font-size="18pt"/>
    </style:style>
    <style:style style:name="T1" style:family="text">
      <style:text-properties fo:color="#ec6608" fo:font-size="7pt" style:font-size-asian="7pt" style:font-size-complex="7pt"/>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language="en" fo:country="GB"/>
    </style:style>
    <style:style style:name="T5" style:family="text">
      <style:text-properties officeooo:rsid="000ecea2"/>
    </style:style>
    <style:style style:name="T6" style:family="text">
      <style:text-properties officeooo:rsid="000fec1e"/>
    </style:style>
    <style:style style:name="T7" style:family="text">
      <style:text-properties officeooo:rsid="0010bcad"/>
    </style:style>
    <style:style style:name="T8" style:family="text">
      <style:text-properties officeooo:rsid="001241eb"/>
    </style:style>
    <style:style style:name="T9" style:family="text">
      <style:text-properties officeooo:rsid="0012d73c"/>
    </style:style>
    <style:style style:name="T10" style:family="text">
      <style:text-properties officeooo:rsid="00145200"/>
    </style:style>
    <style:style style:name="T11" style:family="text">
      <style:text-properties fo:font-size="11pt" style:font-size-asian="11pt" style:font-size-complex="11pt"/>
    </style:style>
    <style:style style:name="T12" style:family="text">
      <style:text-properties fo:font-size="11pt" officeooo:rsid="00274bd4" style:font-size-asian="11pt" style:font-size-complex="11pt"/>
    </style:style>
    <style:style style:name="T13" style:family="text">
      <style:text-properties fo:font-size="11pt" officeooo:rsid="002de1d1" style:font-size-asian="11pt" style:font-size-complex="11pt"/>
    </style:style>
    <style:style style:name="T14" style:family="text">
      <style:text-properties fo:font-size="11pt" officeooo:rsid="00305624" style:font-size-asian="11pt" style:font-size-complex="11pt"/>
    </style:style>
    <style:style style:name="T15" style:family="text">
      <style:text-properties fo:font-size="11pt" fo:background-color="#ffffff" loext:char-shading-value="0" style:font-size-asian="11pt" style:font-size-complex="11pt"/>
    </style:style>
    <style:style style:name="T16" style:family="text">
      <style:text-properties fo:font-size="11pt" fo:font-weight="bold" fo:background-color="#ffffff" loext:char-shading-value="0" style:font-size-asian="11pt" style:font-weight-asian="bold" style:font-size-complex="11pt" style:font-weight-complex="bold"/>
    </style:style>
    <style:style style:name="T17" style:family="text">
      <style:text-properties officeooo:rsid="001767ae"/>
    </style:style>
    <style:style style:name="T18" style:family="text">
      <style:text-properties officeooo:rsid="001791f4"/>
    </style:style>
    <style:style style:name="T19" style:family="text">
      <style:text-properties officeooo:rsid="00198890"/>
    </style:style>
    <style:style style:name="T20" style:family="text">
      <style:text-properties officeooo:rsid="001b22c2"/>
    </style:style>
    <style:style style:name="T21" style:family="text">
      <style:text-properties officeooo:rsid="001cbd57"/>
    </style:style>
    <style:style style:name="T22" style:family="text">
      <style:text-properties officeooo:rsid="001e0976"/>
    </style:style>
    <style:style style:name="T23" style:family="text">
      <style:text-properties officeooo:rsid="002001b6"/>
    </style:style>
    <style:style style:name="T24" style:family="text">
      <style:text-properties fo:font-style="italic" style:font-style-asian="italic" style:font-style-complex="italic"/>
    </style:style>
    <style:style style:name="T25" style:family="text">
      <style:text-properties fo:font-style="italic" officeooo:rsid="00555e16" style:font-style-asian="italic" style:font-style-complex="italic"/>
    </style:style>
    <style:style style:name="T26" style:family="text">
      <style:text-properties style:font-name-asian="Arial2" style:font-name-complex="Arial2"/>
    </style:style>
    <style:style style:name="T27" style:family="text">
      <style:text-properties officeooo:rsid="00341871" style:font-name-asian="Arial2" style:font-name-complex="Arial2"/>
    </style:style>
    <style:style style:name="T28" style:family="text">
      <style:text-properties officeooo:rsid="003573de" style:font-name-asian="Arial2" style:font-name-complex="Arial2"/>
    </style:style>
    <style:style style:name="T29" style:family="text">
      <style:text-properties officeooo:rsid="003689b9" style:font-name-asian="Arial2" style:font-name-complex="Arial2"/>
    </style:style>
    <style:style style:name="T30" style:family="text">
      <style:text-properties style:font-name="Calibri1" fo:font-size="11pt" style:font-name-asian="Arial2" style:font-size-asian="11pt" style:font-name-complex="Arial2" style:font-size-complex="11pt"/>
    </style:style>
    <style:style style:name="T31" style:family="text">
      <style:text-properties style:font-name="Calibri1" fo:font-size="11pt" officeooo:rsid="00274bd4" style:font-name-asian="Arial2" style:font-size-asian="11pt" style:font-name-complex="Arial2" style:font-size-complex="11pt"/>
    </style:style>
    <style:style style:name="T32" style:family="text">
      <style:text-properties style:font-name="Calibri1" fo:font-size="11pt" officeooo:rsid="003689b9" style:font-name-asian="Arial2" style:font-size-asian="11pt" style:font-name-complex="Arial2" style:font-size-complex="11pt"/>
    </style:style>
    <style:style style:name="T33" style:family="text">
      <style:text-properties style:font-name="Calibri1" fo:font-size="11pt" officeooo:rsid="003826a6" style:font-name-asian="Arial2" style:font-size-asian="11pt" style:font-name-complex="Arial2" style:font-size-complex="11pt"/>
    </style:style>
    <style:style style:name="T34" style:family="text">
      <style:text-properties style:font-name="Calibri1" fo:font-size="11pt" officeooo:rsid="0038d609" style:font-name-asian="Arial2" style:font-size-asian="11pt" style:font-name-complex="Arial2" style:font-size-complex="11pt"/>
    </style:style>
    <style:style style:name="T35" style:family="text">
      <style:text-properties style:font-name="Calibri1" fo:font-size="11pt" officeooo:rsid="002de1d1" style:font-name-asian="Arial2" style:font-size-asian="11pt" style:font-name-complex="Arial2" style:font-size-complex="11pt"/>
    </style:style>
    <style:style style:name="T36" style:family="text">
      <style:text-properties style:font-name="Calibri1" fo:font-size="11pt" officeooo:rsid="003c1064" style:font-name-asian="Arial2" style:font-size-asian="11pt" style:font-name-complex="Arial2" style:font-size-complex="11pt"/>
    </style:style>
    <style:style style:name="T37" style:family="text">
      <style:text-properties style:font-name="Calibri1" fo:font-size="11pt" officeooo:rsid="0049349d" style:font-name-asian="Arial2" style:font-size-asian="11pt" style:font-name-complex="Arial2" style:font-size-complex="11pt"/>
    </style:style>
    <style:style style:name="T38" style:family="text">
      <style:text-properties style:font-name="Calibri1" fo:font-size="11pt" officeooo:rsid="004a015a" style:font-name-asian="Arial2" style:font-size-asian="11pt" style:font-name-complex="Arial2" style:font-size-complex="11pt"/>
    </style:style>
    <style:style style:name="T39" style:family="text">
      <style:text-properties style:font-name="Calibri1" fo:font-size="11pt" officeooo:rsid="004a9c94" style:font-name-asian="Arial2" style:font-size-asian="11pt" style:font-name-complex="Arial2" style:font-size-complex="11pt"/>
    </style:style>
    <style:style style:name="T40" style:family="text">
      <style:text-properties style:font-name="Calibri1" fo:font-size="11pt" officeooo:rsid="004b2b6c" style:font-name-asian="Arial2" style:font-size-asian="11pt" style:font-name-complex="Arial2" style:font-size-complex="11pt"/>
    </style:style>
    <style:style style:name="T41" style:family="text">
      <style:text-properties style:font-name="Calibri1" fo:font-size="11pt" officeooo:rsid="006895aa" style:font-name-asian="Arial2" style:font-size-asian="11pt" style:font-name-complex="Arial2" style:font-size-complex="11pt"/>
    </style:style>
    <style:style style:name="T42" style:family="text">
      <style:text-properties style:font-name="Calibri1" fo:font-size="11pt" officeooo:rsid="003c92c9" style:font-name-asian="Arial2" style:font-size-asian="11pt" style:font-name-complex="Arial2" style:font-size-complex="11pt"/>
    </style:style>
    <style:style style:name="T43" style:family="text">
      <style:text-properties style:font-name="Calibri1" fo:font-size="11pt" style:font-size-asian="11pt" style:font-size-complex="11pt"/>
    </style:style>
    <style:style style:name="T44" style:family="text">
      <style:text-properties style:font-name="Calibri1" fo:font-size="11pt" fo:font-style="italic" style:font-name-asian="Arial2" style:font-size-asian="11pt" style:font-style-asian="italic" style:font-name-complex="Arial2" style:font-size-complex="11pt" style:font-style-complex="italic"/>
    </style:style>
    <style:style style:name="T45" style:family="text">
      <style:text-properties style:font-name="Calibri1" fo:font-size="11pt" fo:font-style="italic" officeooo:rsid="0038d609" style:font-name-asian="Arial2" style:font-size-asian="11pt" style:font-style-asian="italic" style:font-name-complex="Arial2" style:font-size-complex="11pt" style:font-style-complex="italic"/>
    </style:style>
    <style:style style:name="T46" style:family="text">
      <style:text-properties style:font-name="Calibri1" fo:font-size="11pt" fo:font-style="italic" officeooo:rsid="00396f73" style:font-name-asian="Arial2" style:font-size-asian="11pt" style:font-style-asian="italic" style:font-name-complex="Arial2" style:font-size-complex="11pt" style:font-style-complex="italic"/>
    </style:style>
    <style:style style:name="T47" style:family="text">
      <style:text-properties style:font-name="Calibri1" fo:font-size="11pt" fo:font-style="italic" officeooo:rsid="004b2b6c" style:font-name-asian="Arial2" style:font-size-asian="11pt" style:font-style-asian="italic" style:font-name-complex="Arial2" style:font-size-complex="11pt" style:font-style-complex="italic"/>
    </style:style>
    <style:style style:name="T48" style:family="text">
      <style:text-properties style:font-name="Calibri1" fo:font-size="11pt" fo:font-style="italic" officeooo:rsid="004a9c94" style:font-name-asian="Arial2" style:font-size-asian="11pt" style:font-style-asian="italic" style:font-name-complex="Arial2" style:font-size-complex="11pt" style:font-style-complex="italic"/>
    </style:style>
    <style:style style:name="T49" style:family="text">
      <style:text-properties style:font-name="Calibri1" fo:font-size="11pt" fo:font-style="italic" officeooo:rsid="004a015a" style:font-name-asian="Arial2" style:font-size-asian="11pt" style:font-style-asian="italic" style:font-name-complex="Arial2" style:font-size-complex="11pt" style:font-style-complex="italic"/>
    </style:style>
    <style:style style:name="T50" style:family="text">
      <style:text-properties officeooo:rsid="0022d823"/>
    </style:style>
    <style:style style:name="T51" style:family="text">
      <style:text-properties officeooo:rsid="0024cbd2"/>
    </style:style>
    <style:style style:name="T52" style:family="text">
      <style:text-properties officeooo:rsid="002de1d1"/>
    </style:style>
    <style:style style:name="T53" style:family="text">
      <style:text-properties officeooo:rsid="00512678"/>
    </style:style>
    <style:style style:name="T54" style:family="text">
      <style:text-properties officeooo:rsid="00514485"/>
    </style:style>
    <style:style style:name="T55" style:family="text">
      <style:text-properties officeooo:rsid="0053437a"/>
    </style:style>
    <style:style style:name="T56" style:family="text">
      <style:text-properties officeooo:rsid="00555e16"/>
    </style:style>
    <style:style style:name="T57" style:family="text">
      <style:text-properties officeooo:rsid="0058b4cc"/>
    </style:style>
    <style:style style:name="T58" style:family="text">
      <style:text-properties officeooo:rsid="005bbb9f"/>
    </style:style>
    <style:style style:name="T59" style:family="text">
      <style:text-properties officeooo:rsid="005cec42"/>
    </style:style>
    <style:style style:name="T60" style:family="text">
      <style:text-properties fo:font-style="normal" style:font-style-asian="normal" style:font-style-complex="normal"/>
    </style:style>
    <style:style style:name="T61" style:family="text">
      <style:text-properties fo:font-style="normal" officeooo:rsid="005cec42" style:font-style-asian="normal" style:font-style-complex="normal"/>
    </style:style>
    <style:style style:name="T62" style:family="text">
      <style:text-properties fo:font-variant="normal" fo:text-transform="none" style:font-name="Calibri1" fo:font-size="10pt" fo:font-style="normal"/>
    </style:style>
    <style:style style:name="T63" style:family="text">
      <style:text-properties fo:font-variant="normal" fo:text-transform="none" style:font-name="Calibri1" fo:font-size="10pt" fo:font-style="normal" officeooo:rsid="006724de"/>
    </style:style>
    <style:style style:name="T64" style:family="text">
      <style:text-properties fo:font-variant="normal" fo:text-transform="none" fo:font-size="10pt" fo:font-style="normal"/>
    </style:style>
    <style:style style:name="T65" style:family="text">
      <style:text-properties officeooo:rsid="0061940d"/>
    </style:style>
    <style:style style:name="T66" style:family="text">
      <style:text-properties officeooo:rsid="0062d536"/>
    </style:style>
    <style:style style:name="T67" style:family="text">
      <style:text-properties officeooo:rsid="006bce96"/>
    </style:style>
    <style:style style:name="T68" style:family="text">
      <style:text-properties officeooo:rsid="006dae95"/>
    </style:style>
    <style:style style:name="T69" style:family="text">
      <style:text-properties officeooo:rsid="006ed32f"/>
    </style:style>
    <style:style style:name="T70" style:family="text">
      <style:text-properties officeooo:rsid="0073dafd"/>
    </style:style>
    <style:style style:name="T71" style:family="text">
      <style:text-properties fo:font-size="12pt" style:font-size-asian="12pt" style:font-size-complex="12pt"/>
    </style:style>
    <style:style style:name="T72" style:family="text">
      <style:text-properties fo:font-size="12pt" fo:font-weight="bold" style:font-size-asian="12pt" style:font-weight-asian="bold" style:font-size-complex="12pt" style:font-weight-complex="bold"/>
    </style:style>
    <style:style style:name="T73" style:family="text">
      <style:text-properties fo:font-size="12pt" fo:font-weight="bold" fo:background-color="#ffffff" loext:char-shading-value="0" style:font-size-asian="12pt" style:font-weight-asian="bold" style:font-size-complex="12pt" style:font-weight-complex="bold"/>
    </style:style>
    <style:style style:name="T74" style:family="text">
      <style:text-properties fo:font-size="12pt" fo:background-color="#ffffff" loext:char-shading-value="0" style:font-size-asian="12pt" style:font-size-complex="12pt"/>
    </style:style>
    <style:style style:name="T75" style:family="text">
      <style:text-properties fo:font-weight="bold" style:font-weight-asian="bold" style:font-weight-complex="bold"/>
    </style:style>
    <style:style style:name="T76" style:family="text">
      <style:text-properties fo:font-weight="bold" fo:background-color="#ffffff" loext:char-shading-value="0" style:font-weight-asian="bold" style:font-weight-complex="bold"/>
    </style:style>
    <style:style style:name="T77" style:family="text">
      <style:text-properties fo:background-color="#ffffff" loext:char-shading-value="0"/>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9">i</text:p>
          </table:table-cell>
          <table:table-cell table:style-name="Tabela1.A1" office:value-type="string">
            <text:p text:style-name="P7"/>
          </table:table-cell>
          <table:table-cell table:style-name="Tabela1.C1" office:value-type="string">
            <text:p text:style-name="P18"><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8"/>
          </table:table-cell>
          <table:table-cell table:style-name="Tabela1.A1" office:value-type="string">
            <text:p text:style-name="P8"/>
          </table:table-cell>
          <table:table-cell table:style-name="Tabela1.C1" office:value-type="string">
            <text:p text:style-name="P40">Software Livre e Metodologias Participativas<text:span text:style-name="T5"> – Desafios de uma disciplina na graduação e no mestrado</text:span></text:p>
            <text:p text:style-name="P41">RESUMO</text:p>
          </table:table-cell>
        </table:table-row>
        <table:table-row table:style-name="Tabela1.3">
          <table:table-cell table:style-name="Tabela1.A1" office:value-type="string">
            <text:p text:style-name="P17">Celso Alvear</text:p>
            <text:p text:style-name="P44"><text:a xlink:type="simple" xlink:href="mailto:celsoale@gmail.com" text:style-name="Internet_20_link" text:visited-style-name="Visited_20_Internet_20_Link">celsoale@gmail.com</text:a><text:line-break/><text:span text:style-name="T3">Universidade Federal do Rio de Janeiro – Rio de Janeiro, Brasil.</text:span></text:p>
            <text:p text:style-name="P17">Pedro Braga</text:p>
            <text:p text:style-name="_5f_afiliacao"><text:a xlink:type="simple" xlink:href="mailto:pedrohcb@ufrj.br" text:style-name="Internet_20_link" text:visited-style-name="Visited_20_Internet_20_Link">pedrohcb@ufrj.br</text:a><text:line-break/><text:span text:style-name="T3">Universidade Federal do Rio de Janeiro – Rio de Janeiro, Brasil.</text:span><text:line-break/></text:p>
          </table:table-cell>
          <table:table-cell table:style-name="Tabela1.A1" office:value-type="string">
            <text:p text:style-name="P9"/>
          </table:table-cell>
          <table:table-cell table:style-name="Tabela1.A1" office:value-type="string">
            <text:p text:style-name="P78">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do curso de Ciência da Computação <text:span text:style-name="T53">e do Mestrado Profissional em Tecnologia para o Desenvolvimento Social</text:span>. Ao longo desses anos, foram <text:span text:style-name="T54">6</text:span> turmas já finalizadas, <text:span text:style-name="T54">4 na graduação, uma combinando mestrado e graduação e uma apenas com alunos do mestrado</text:span>.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p>
            <text:p text:style-name="P10"/>
            <text:p text:style-name="P14"><text:span text:style-name="_5f_palavras-chave">PALAVRAS-CHAVE:</text:span> Ensino de Engenharia; Engenharia de Software; Software Livre; Design Participativo; Ciência, Tecnologia e Sociedade; Métodos Ágeis</text:p>
            <text:p text:style-name="P14"/>
            <text:p text:style-name="P16"/>
          </table:table-cell>
        </table:table-row>
      </table:table>
      <text:p text:style-name="P21"><text:soft-page-break/></text:p>
      <text:p text:style-name="_5f_secao_5f_primaria"/>
      <text:p text:style-name="_5f_secao_5f_primaria"/>
      <text:p text:style-name="_5f_secao_5f_primaria"/>
      <text:p text:style-name="_5f_secao_5f_primaria"/>
      <text:p text:style-name="_5f_secao_5f_primaria">INTRODUÇÃO</text:p>
      <text:p text:style-name="P82">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p>
      <text:p text:style-name="P80">Dentro desses cursos, uma das áreas de conhecimento é a Engenharia de <text:span text:style-name="T24">Software</text:span>,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text:span text:style-name="T24">Waterfall</text:span>), que segue uma lógica linear, na qual o processo de desenvolvimento é dividido em uma sequência de etapas que se iniciam uma após o término anterior.</text:p>
      <text:p text:style-name="P80">A Engenharia de <text:span text:style-name="T24">Software</text:span>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80"><text:soft-page-break/>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80">Ao mesmo tempo, o uso de novos paradigmas da Engenharia de <text:span text:style-name="T24">Software</text:span>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6">uma metodologia</text:span> que produz resultados com mais qualidade e menor retrabalho (HIGHSMITH et al, 2001). </text:p>
      <text:p text:style-name="P80">Outra tendência é o crescimento do <text:span text:style-name="T24">software</text:span> livre. Através da disponibilização do código-fonte, esse paradigma permite que muitos possam contribuir na melhoria do software, garantindo assim sua qualidade por uma validação coletiva (STALLMAN, 2012). Hoje o mercado de software livre concorre de igual pra igual com o mercado de software proprietário, como é o caso do sistema operacional Linux e do servidor web Apache, o mais usado para hospedar sites no mundo inteiro (GREENSTEIN &amp; NAGLE, 2014).</text:p>
      <text:p text:style-name="P80">Neste artigo, descreveremos a disciplina <text:span text:style-name="T24">Software</text:span>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82">O objetivo da disciplina é analisar metodologias participativas de desenvolvimento de software, apresentar a filosofia do <text:span text:style-name="T24">software</text:span> livre como uma forma de desenvolvimento coletivo de <text:span text:style-name="T24">software</text:span>, e refletir sobre as possibilidades de desenvolver um outro tipo de tecnologia que possa contribuir diretamente para o desenvolvimento social.</text:p>
      <text:p text:style-name="P80">Para isso, o percurso de estudo e a avaliação de desempenho dos estudantes segue as seguintes ações: <text:span text:style-name="T9">(</text:span>1) Elaboração de resenhas críticas de textos de apoio aos temas; <text:span text:style-name="T9">(</text:span>2) Presença e participação nos debates e atividades em sala; e <text:span text:style-name="T9">(</text:span>3) Projeto envolvendo levantamento de requisitos, modelamento e desenvolvimento de software livre utilizando metodologias participativas.</text:p>
      <text:p text:style-name="P80"><text:soft-page-break/>A disciplina é desenvolvida em 30 aulas, sendo duas aulas por semana de duração de 2 horas cada<text:note text:id="ftn1"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53">Tempo-<text:span text:style-name="T8">t</text:span>eoria</text:p>
      <text:p text:style-name="P81">Na primeira metade da disciplina, que chamamos tempo-teoria, as aulas são orientadas por debates acerca de <text:span text:style-name="T7">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81">Os textos são divididos em quatro eixos: (1) Engenharia de <text:span text:style-name="T24">Software</text:span>; (2) <text:span text:style-name="T24">Software</text:span> Livre; (3) Design Participativo; e (4) Estudos em Ciência, Tecnologia e Sociedade. Em cada uma das quatro primeiras aulas é debatido um texto introdutório sobre cada um destes temas e, a partir da quinta aula, cada um dos temas é aprofundado sequencialmente.</text:p>
      <text:p text:style-name="P81">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text:span text:style-name="T24">Scrum</text:span>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54">Tempo-prática</text:p>
      <text:p text:style-name="P90">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90"><text:soft-page-break/>A cada fim de um ciclo (<text:span text:style-name="T24">Sprint</text:span>), que dura de três a quatro aulas, o grupo faz uma apresentação rápida de 5 a 10 minutos sobre os resultados atingidos naquele ciclo e planejam o próximo ciclo. Em cada ciclo, dois a três estudantes assumem o papel de coordenação do grupo (<text:span text:style-name="T24">Scrum Masters</text:span>)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55">Tempo-<text:span text:style-name="T17">Avaliação</text:span></text:p>
      <text:p text:style-name="P26">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26">Como forma de contornar esta exigência e dar novos sentidos à avaliação, buscou-se nesta disciplina uma forma de ponderar 3 aspectos para compor a nota final de um/a estudante:</text:p>
      <text:list xml:id="list3157950925" text:style-name="LS1">
        <text:list-item>
          <text:p text:style-name="P79">A avaliação do/a próprio/a educando/a sobre seu desempenho;</text:p>
        </text:list-item>
        <text:list-item>
          <text:p text:style-name="P79">A avaliação dos demais educandos/as sobre seu desempenho;</text:p>
        </text:list-item>
        <text:list-item>
          <text:p text:style-name="P79">A avaliação dos educadores sobre o seu desempenho.</text:p>
        </text:list-item>
      </text:list>
      <text:p text:style-name="P26">Todas estas avaliações são feitas de forma subjetiva e objetiva. Portanto, além da composição numérica, cada estudante reflete sobre o processo de forma escrita, e também recebe uma resposta subjetiva sobre sua atuação. Além destas três avaliação, há a ainda a avaliação dos/as estudantes sobre os professores. Esta avaliação, no entanto, é anônima e não compõe a nota final.</text:p>
      <text:p text:style-name="P26">É necessário ressaltar o caráter pedagógico da <text:span text:style-name="T10">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29"><text:span text:style-name="T11">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text:soft-page-break/>Eixos temáticos da disciplina</text:p>
      <text:p text:style-name="P22">Nesta seção, serão descritos os eixos temáticos da disciplina. A escolha dos eixos se deu no processo de construção do curso, e cada eixo se define em oposição ao ensino tradicional na Engenharia. O eixo de Engenharia de <text:span text:style-name="T24">Software</text:span> busca trazer a visão geral do desenvolvimento, ao contrário do tradicional foco em técnicas de programação. O eixo de <text:span text:style-name="T59">S</text:span><text:span text:style-name="T24">oftware </text:span><text:span text:style-name="T61">L</text:span>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text:span text:style-name="T24">Software</text:span></text:p>
      <text:p text:style-name="P22">A Engenharia de <text:span text:style-name="T24">Software</text:span>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22"/>
      <text:p text:style-name="P39">A experiência inicial na construção desses sistemas mostrou que o desenvolvimento informal de software não era suficiente. Projetos importantes apresentavam, algumas vezes, anos de atraso. O <text:span text:style-name="T24">software</text:span>,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text:span text:style-name="T24">software</text:span>. (Sommerville, 2007 p. 04)</text:p>
      <text:p text:style-name="P39"/>
      <text:p text:style-name="P30">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text:span text:style-name="T24">Software</text:span> busca, principalmente, pela Qualidade de <text:span text:style-name="T24">Software</text:span>, que não somente está relacionado a uma ótima experiência de usuário, mas também relacionada a construção do <text:span text:style-name="T24">software</text:span> e sua estrutura e facilidade de modificação. Esta motivação está relacionada principalmente pelo <text:span text:style-name="T24">software</text:span> poder sofrer mudanças durante seu processo de construção.</text:p>
      <text:p text:style-name="P23"><text:soft-page-break/>Um dos recursos de Engenharia de Software utilizados na Disciplina de <text:span text:style-name="T24">Software</text:span> Livre e Metodologias Participativas é a utilização de Métodos Ágeis, ou seja, um conjunto de ferramentas que facilita o desenvolvimento incremental do <text:span text:style-name="T24">Software</text:span>, para que<text:span text:style-name="T18"> </text:span>os objetivos da Engenharia de <text:span text:style-name="T24">Software</text:span> sejam mantidos. A utilização dos Métodos Ágeis está ligada principalmente à construção do <text:span text:style-name="T24">Software</text:span> e não se preocupa em desenvolver documentações muito extensas. Em geral, o programa é dividido em pequenos blocos funcionais, que vão se adaptando conforme as demandas dos usuários. </text:p>
      <text:p text:style-name="P89">As ferramentas de Software utilizadas na disciplina de <text:span text:style-name="T24">Software</text:span> Livre são <text:span text:style-name="T24">Scrum</text:span>, com o objetivo de organização e gerenciamento de projetos, e <text:span text:style-name="T24">Extreme Programming</text:span>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text:span text:style-name="T24">Scrum</text:span> trabalha com alguns conceitos como o trabalho em pequenas equipes autogerenciáveis (chamados de Times, com 7 a 10 membros), coordenadores por um <text:span text:style-name="T24">Scrum Master</text:span>, responsável por ajudar a equipe em suas dificuldades e com um desenvolvimento em ciclos curtos de 2 a 4 semanas conhecidos como <text:span text:style-name="T24">Sprint</text:span>.</text:p>
      <text:p text:style-name="P76">Software <text:span text:style-name="T60">Livre</text:span></text:p>
      <text:p text:style-name="P31">O <text:span text:style-name="T24">Software</text:span> Livre tem como sua base o compartilhamento do conhecimento tecnológico e, hoje, é defendido por uma comunidade muito grande de pesquisadores acadêmicos, cientistas, <text:span text:style-name="T58">ha</text:span><text:span text:style-name="T24">ckers</text:span> e demais defensores do movimento. O <text:span text:style-name="T24">Software</text:span> Livre vai contra uma tendência da economia capitalista, que tem agregado valor na utilização de <text:span text:style-name="T24">softwares</text:span> dos quais há uma alta dependência de utilização na sociedade, a partir do modelo de Licenças de Uso de<text:span text:style-name="T24"> Software</text:span>. Para que um <text:span text:style-name="T24">Software</text:span> seja considerado livre, ele deve possuir quatro tipos de liberdade (SILVEIRA, 2004):</text:p>
      <text:p text:style-name="P31"/>
      <text:list xml:id="list2690764951" text:style-name="L1">
        <text:list-item>
          <text:p text:style-name="P91">Uso – É a liberdade de utilizar o software para qualquer propósito definido pelo usuário;</text:p>
        </text:list-item>
        <text:list-item>
          <text:p text:style-name="P91">Modificações – Fazer modificações do software para seu determinado interesse e ter seu código-fonte aberto;</text:p>
        </text:list-item>
        <text:list-item>
          <text:p text:style-name="P91">Cópias e Redistribuições – Permitir que a modificação do software feita pelo usuário no código-fonte seja replicada para qualquer pessoa que possua o mesmo interesse;</text:p>
        </text:list-item>
        <text:list-item>
          <text:p text:style-name="P91">Aperfeiçoamento – Permitir a otimização e aperfeiçoamento feito por terceiros no software.</text:p>
          <text:p text:style-name="P91"/>
        </text:list-item>
      </text:list>
      <text:p text:style-name="P34"><text:soft-page-break/>Richard Stallman, presidente da <text:span text:style-name="T24">Free Software Foundation</text:span> (Fundação do <text:span text:style-name="T24">Software</text:span> Livre), costuma comparar o software a uma receita de bolo. Ambos são um conjunto de instruções. Um <text:span text:style-name="T24">software</text:span>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36"/>
      <text:p text:style-name="P20">Dada as quatro características fundamentais, o <text:span text:style-name="T24">Software</text:span> Livre possui grande relevância a comunidade: Assim como livros e qualquer outra forma de aquisição de conhecimento, a difusão de um software livre permite um maior desenvolvimento de novas ferramentas a partir da liberdade dada pelo compartilhamento do <text:span text:style-name="T24">software</text:span>. O uso de um <text:span text:style-name="T24">Software</text:span> Livre é permitido para todo e qualquer fim e esta é a característica principal.</text:p>
      <text:p text:style-name="P31">Existem diversas comunidades de Software Livre espalhadas pelo mundo, compartilhando projetos na internet e trabalhando em conjunto para aprimorar e <text:span text:style-name="T19">criar softwares</text:span>. Com milhares de participantes, as comunidades estão se tornando cada vez mais sólidas. A mais conhecida é a <text:span text:style-name="T24">GNU/Linux</text:span>, que desenvolve distribuições de sistemas operacionais. Geralmente, os usuários participantes das comunidades utilizam seu tempo livre para contribuir nos meios de comunicação, ou até mesmo disseminando sobre o uso do <text:span text:style-name="T24">software</text:span> em questão.</text:p>
      <text:p text:style-name="P31"/>
      <text:p text:style-name="P35">[<text:span text:style-name="T21">…</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37"/>
      <text:p text:style-name="P20">No Brasil, as comunidades possuem alta representatividade, com participações em fóruns, listas de discussão, e-mails e redes sociais, principalmente. Segundo Machado (2009), um exemplo é o <text:span text:style-name="T24">software</text:span> Fedora que possui uma das comunidades com maior representatividade na América Latina e no Brasil, com embaixadores em diversos estados brasileiros, além de ser muito ativa. Quando novas <text:span text:style-name="T20">versões do</text:span> Fedora são lançadas, as traduções para “Português do Brasil” são lançadas rapidamente. </text:p>
      <text:p text:style-name="P31">O objetivo da Disciplina ao utilizar o conceito de <text:span text:style-name="T24">Software</text:span>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text:span text:style-name="T24">Design</text:span> Participativo</text:p>
      <text:p text:style-name="P30"><text:soft-page-break/>O <text:span text:style-name="T24">Design</text:span> Participativo (<text:span text:style-name="T24">Participatory Design</text:span> ou PD) é uma metologia de desenvolvimento de software que busca aproximar todas as partes envolvidas, incluindo os clientes, no processo de desenvolvimento. No <text:span text:style-name="T24">Design</text:span> Participativo, os demandantes do software são convidados a cooperar com os desenvolvedores, idealmente participando de todas as etapas da produção do sistema, desde o levantamento dos requisitos até a validação do produ<text:span text:style-name="T57">to</text:span> final. Dessa forma busca-se que o <text:span text:style-name="T24">software</text:span> atenda a todas as demandas dos clientes.</text:p>
      <text:p text:style-name="P22">O objetivo da disciplina ao adotar essa metodologia é estimular o estudante a ir a campo e trabalhar junto com um demandante real para projetar um software 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text:span text:style-name="T24">Design </text:span>Participativo:</text:p>
      <text:p text:style-name="P22"/>
      <text:p text:style-name="P32">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33">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32">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32"/>
      <text:p text:style-name="P25">Dessa forma, mais do que os métodos e ferramentas do PD, prioriza-se que os alunos atuem a partir dos princípios do PD: (<text:span text:style-name="T22">1</text:span>) As ferramentas são para facilitar o trabalho das pessoas, e não substituí-las; (<text:span text:style-name="T22">2</text:span>) os trabalhadores sabem o que é melhor para si; (<text:span text:style-name="T22">3</text:span>) a percepção e o sentimento dos usuários sobre as tecnologias são tão importante ou mais que a tecnologia em si; e (<text:span text:style-name="T22">4</text:span>) os sistemas computacionais são parte de um contexto de um ambiente de trabalho ou da forma das pessoas se relacionarem (SCHULER &amp; NAMIOKA, 1993, p. <text:span text:style-name="T22">11</text:span>).</text:p>
      <text:p text:style-name="P56">Estudos em ciência, Tecnologia e sociedade (CTS)</text:p>
      <text:p text:style-name="P31"><text:soft-page-break/>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31">Ao adentrar nos estudos CTS durante a disciplina, permite-se ao estudante o debate de tópicos como o questionamento da neutralidade científica, o fetichismo da tecnologia, a linearidade do progresso e a problematizar o modelo de difusão <text:span text:style-name="T23">tecnológica. Essa experiência em sala de aula portanto contrasta com a visão hegemônica dentro do ensino da engenharia que Ivan da Costa Marques expõe em seu artigo “Engenharias brasileiras e a recepção de fatos e artefatos”</text:span>:</text:p>
      <text:p text:style-name="P31"/>
      <text:p text:style-name="P38">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38"/>
      <text:p text:style-name="P31">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23">‘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P43">RESULTADOS</text:p>
      <text:p text:style-name="P27"><text:span text:style-name="T11">Até o momento da escrita deste trabalho, </text:span><text:span text:style-name="T13">6</text:span><text:span text:style-name="T11"> turmas foram finalizadas (2011/1, 2012/1, 2014/2, </text:span><text:span text:style-name="T13">2015/1, 2016/2 e 2017/2</text:span><text:span text:style-name="T11">). </text:span><text:span text:style-name="T14">É importante ressaltar que a turma de 2016/2 foi a primeira a contar com alunos de mestrado, que a cursaram junto dos da graduação, e que a de 2017/2 foi a primeira a ser oferecida exclusivamente para o mestrado.</text:span><text:span text:style-name="T11">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49">Ano/Semestre</text:p>
          </table:table-cell>
          <table:table-cell table:style-name="Tabela5.A1" office:value-type="string">
            <text:p text:style-name="P48">Número de Estudantes</text:p>
          </table:table-cell>
          <table:table-cell table:style-name="Tabela5.A1" office:value-type="string">
            <text:p text:style-name="P48">Projeto(s<text:span text:style-name="T50">)</text:span></text:p>
          </table:table-cell>
          <table:table-cell table:style-name="Tabela5.A1" office:value-type="string">
            <text:p text:style-name="P52"><text:s text:c="2"/>Cursos Atendidos</text:p>
          </table:table-cell>
        </table:table-row>
        <table:table-row table:style-name="Tabela5.2">
          <table:table-cell table:style-name="Tabela5.A2" office:value-type="string">
            <text:p text:style-name="P45">2011/1</text:p>
          </table:table-cell>
          <table:table-cell table:style-name="Tabela5.B2" office:value-type="string">
            <text:p text:style-name="P46">6</text:p>
          </table:table-cell>
          <table:table-cell table:style-name="Tabela5.C2" office:value-type="string">
            <text:p text:style-name="P46">Sistema de Plenária Virtual</text:p>
          </table:table-cell>
          <table:table-cell table:style-name="Tabela5.D2" office:value-type="string">
            <text:p text:style-name="P47">Eng. Eletrônica e de Computação <text:span text:style-name="T52">(Graduação)</text:span></text:p>
          </table:table-cell>
        </table:table-row>
        <table:table-row>
          <table:table-cell table:style-name="Tabela5.A3" office:value-type="string">
            <text:p text:style-name="P46">2012/2</text:p>
          </table:table-cell>
          <table:table-cell table:style-name="Tabela5.B3" office:value-type="string">
            <text:p text:style-name="P46">10</text:p>
          </table:table-cell>
          <table:table-cell table:style-name="Tabela5.C3" office:value-type="string">
            <text:p text:style-name="P46">Sistema de Fontes Jornalísticas</text:p>
          </table:table-cell>
          <table:table-cell table:style-name="Tabela5.D3" office:value-type="string">
            <text:p text:style-name="P47">Eng. Eletrônica e de Computação, Eng. de Computação e Informação <text:span text:style-name="T52">(Graduação)</text:span></text:p>
          </table:table-cell>
        </table:table-row>
        <table:table-row>
          <table:table-cell table:style-name="Tabela5.A4" office:value-type="string">
            <text:p text:style-name="P46">2014/2</text:p>
          </table:table-cell>
          <table:table-cell table:style-name="Tabela5.B4" office:value-type="string">
            <text:p text:style-name="P46">20</text:p>
          </table:table-cell>
          <table:table-cell table:style-name="Tabela5.C4" office:value-type="string">
            <text:p text:style-name="P46">Riob.us Relatórios / Sistema de Gestão do NIAC</text:p>
          </table:table-cell>
          <table:table-cell table:style-name="Tabela5.D4" office:value-type="string">
            <text:p text:style-name="P47">Eng. Eletrônica e de Computação, de Computação e Informação, Controle e Automação e Ciência da Computação <text:span text:style-name="T52">(Graduação)</text:span></text:p>
          </table:table-cell>
        </table:table-row>
        <table:table-row table:style-name="Tabela5.5">
          <table:table-cell table:style-name="Tabela5.A5" office:value-type="string">
            <text:p text:style-name="P46">2015/1</text:p>
          </table:table-cell>
          <table:table-cell table:style-name="Tabela5.B5" office:value-type="string">
            <text:p text:style-name="P46">18</text:p>
          </table:table-cell>
          <table:table-cell table:style-name="Tabela5.C5" office:value-type="string">
            <text:p text:style-name="P46">Riob.us / Sistema de Apoio à Comissão de Direitos Humanos da Alerj</text:p>
          </table:table-cell>
          <table:table-cell table:style-name="Tabela5.D5" office:value-type="string">
            <text:p text:style-name="P47">Eng. Eletrônica e de Computação, de Computação e Informação, Controle e Automação e Ciência da Computaçã<text:span text:style-name="T51">o (Graduação)</text:span></text:p>
          </table:table-cell>
        </table:table-row>
        <table:table-row table:style-name="Tabela5.5">
          <table:table-cell table:style-name="Tabela5.A6" office:value-type="string">
            <text:p text:style-name="P50">2016/2</text:p>
          </table:table-cell>
          <table:table-cell table:style-name="Tabela5.B6" office:value-type="string">
            <text:p text:style-name="P51">10</text:p>
          </table:table-cell>
          <table:table-cell table:style-name="Tabela5.C6" office:value-type="string">
            <text:p text:style-name="P50">Nandu <text:s/>(sistema de linha do tempo para apoio didático a professores de história)</text:p>
          </table:table-cell>
          <table:table-cell table:style-name="Tabela5.D6" office:value-type="string">
            <text:p text:style-name="P50">Eng. Eletrônica e de Computação, de Computação e Informação, Controle e Automação e Ciência da Computaçã<text:span text:style-name="T51">o <text:s/></text:span>(Graduação)</text:p>
            <text:p text:style-name="P50">Mestrado Profissional em Tecnologia para o Desenvolvimento Social (Mestrado)</text:p>
          </table:table-cell>
        </table:table-row>
        <text:soft-page-break/>
        <table:table-row table:style-name="Tabela5.5">
          <table:table-cell table:style-name="Tabela5.A7" office:value-type="string">
            <text:p text:style-name="P50">2017/2</text:p>
          </table:table-cell>
          <table:table-cell table:style-name="Tabela5.B7" office:value-type="string">
            <text:p text:style-name="P51">8</text:p>
          </table:table-cell>
          <table:table-cell table:style-name="Tabela5.C7" office:value-type="string">
            <text:p text:style-name="P50">Sistema de transparência de dados abertos para professores da educação básica</text:p>
          </table:table-cell>
          <table:table-cell table:style-name="Tabela5.D7" office:value-type="string">
            <text:p text:style-name="P50">Mestrado Profissional em Tecnologia para o Desenvolvimento Social (Mestrado)</text:p>
          </table:table-cell>
        </table:table-row>
      </table:table>
      <text:p text:style-name="P72">Tabela <text:sequence text:ref-name="refTable0" text:name="Table" text:formula="ooow:Table+1" style:num-format="1">1</text:sequence>- Número de Estudantes e cursos inscritos nas Disciplinas nos semestres oferecidos</text:p>
      <text:p text:style-name="P77"><text:soft-page-break/><text:span text:style-name="T30">Na primeira turma, </text:span><text:span text:style-name="T43">o</text:span><text:span text:style-name="T30"> projeto realizad</text:span><text:span text:style-name="T43">o foi </text:span><text:span text:style-name="T30">de um sistema de Plenárias Virtuais (</text:span><text:a xlink:type="simple" xlink:href="http://sisplev.sourceforge.net/" text:style-name="Internet_20_link" text:visited-style-name="Visited_20_Internet_20_Link"><text:span text:style-name="T43">http</text:span></text:a><text:a xlink:type="simple" xlink:href="http://sisplev.sourceforge.net/" text:style-name="Internet_20_link" text:visited-style-name="Visited_20_Internet_20_Link"><text:span text:style-name="T43">://</text:span></text:a><text:a xlink:type="simple" xlink:href="http://sisplev.sourceforge.net/" text:style-name="Internet_20_link" text:visited-style-name="Visited_20_Internet_20_Link"><text:span text:style-name="T43">sisplev</text:span></text:a><text:a xlink:type="simple" xlink:href="http://sisplev.sourceforge.net/" text:style-name="Internet_20_link" text:visited-style-name="Visited_20_Internet_20_Link"><text:span text:style-name="T43">.</text:span></text:a><text:a xlink:type="simple" xlink:href="http://sisplev.sourceforge.net/" text:style-name="Internet_20_link" text:visited-style-name="Visited_20_Internet_20_Link"><text:span text:style-name="T43">sourceforge</text:span></text:a><text:a xlink:type="simple" xlink:href="http://sisplev.sourceforge.net/" text:style-name="Internet_20_link" text:visited-style-name="Visited_20_Internet_20_Link"><text:span text:style-name="T43">.</text:span></text:a><text:a xlink:type="simple" xlink:href="http://sisplev.sourceforge.net/" text:style-name="Internet_20_link" text:visited-style-name="Visited_20_Internet_20_Link"><text:span text:style-name="T43">net</text:span></text:a><text:a xlink:type="simple" xlink:href="http://sisplev.sourceforge.net/" text:style-name="Internet_20_link" text:visited-style-name="Visited_20_Internet_20_Link"><text:span text:style-name="T43">/</text:span></text:a><text:span text:style-name="T30">). Foram realizadas entrevi</text:span><text:span text:style-name="T43">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30">adaptar um software já existente (</text:span><text:span text:style-name="T44">Big Blue Button</text:span><text:span text:style-name="T30">), contudo o tempo para entender o código dele não </text:span><text:span text:style-name="T43">foi</text:span><text:span text:style-name="T30"> suficiente. </text:span></text:p>
      <text:p text:style-name="P77"><text:span text:style-name="T43">A</text:span><text:span text:style-name="T30"> segunda turma recebeu a demanda da </text:span><text:span text:style-name="T31">Superintendência</text:span><text:span text:style-name="T30"> Geral de Comunicação Social da UFRJ (SGCOMS), e ao final </text:span><text:span text:style-name="T43">foi implementado </text:span><text:span text:style-name="T30">o sistema de fontes jornalisticas que atualmente está e</text:span><text:span text:style-name="T43">m</text:span><text:span text:style-name="T30"> uso pelo </text:span><text:span text:style-name="T43">órgão </text:span><text:span text:style-name="T30">(</text:span><text:a xlink:type="simple" xlink:href="https://bitbucket.org/celsoale/slmp-fontes" text:style-name="Internet_20_link" text:visited-style-name="Visited_20_Internet_20_Link"><text:span text:style-name="T43">https://bitbucket.org/celsoale/slmp-fontes</text:span></text:a><text:span text:style-name="T30">).</text:span></text:p>
      <text:p text:style-name="P24"><text:span text:style-name="T43">Em 2014/2</text:span><text:span text:style-name="T30">, devido </text:span><text:span text:style-name="T43">ao maior </text:span><text:span text:style-name="T30">número de alunos</text:span><text:span text:style-name="T43">, </text:span><text:span text:style-name="T30">trabalh</text:span><text:span text:style-name="T43">ou-se em </text:span><text:span text:style-name="T30">dois times. Um deles desenvolveu o sistema Riob.us/relatórios (</text:span><text:a xlink:type="simple" xlink:href="https://github.com/RioBus/analytics" text:style-name="Internet_20_link" text:visited-style-name="Visited_20_Internet_20_Link"><text:span text:style-name="T43">https</text:span></text:a><text:a xlink:type="simple" xlink:href="https://github.com/RioBus/analytics" text:style-name="Internet_20_link" text:visited-style-name="Visited_20_Internet_20_Link"><text:span text:style-name="T43">://</text:span></text:a><text:a xlink:type="simple" xlink:href="https://github.com/RioBus/analytics" text:style-name="Internet_20_link" text:visited-style-name="Visited_20_Internet_20_Link"><text:span text:style-name="T43">github</text:span></text:a><text:a xlink:type="simple" xlink:href="https://github.com/RioBus/analytics" text:style-name="Internet_20_link" text:visited-style-name="Visited_20_Internet_20_Link"><text:span text:style-name="T43">.</text:span></text:a><text:a xlink:type="simple" xlink:href="https://github.com/RioBus/analytics" text:style-name="Internet_20_link" text:visited-style-name="Visited_20_Internet_20_Link"><text:span text:style-name="T43">com</text:span></text:a><text:a xlink:type="simple" xlink:href="https://github.com/RioBus/analytics" text:style-name="Internet_20_link" text:visited-style-name="Visited_20_Internet_20_Link"><text:span text:style-name="T43">/</text:span></text:a><text:a xlink:type="simple" xlink:href="https://github.com/RioBus/analytics" text:style-name="Internet_20_link" text:visited-style-name="Visited_20_Internet_20_Link"><text:span text:style-name="T43">RioBus</text:span></text:a><text:a xlink:type="simple" xlink:href="https://github.com/RioBus/analytics" text:style-name="Internet_20_link" text:visited-style-name="Visited_20_Internet_20_Link"><text:span text:style-name="T43">/</text:span></text:a><text:a xlink:type="simple" xlink:href="https://github.com/RioBus/analytics" text:style-name="Internet_20_link" text:visited-style-name="Visited_20_Internet_20_Link"><text:span text:style-name="T43">analytics</text:span></text:a><text:span text:style-name="T30">) e o outro o sistema de gestão do NIAC (</text:span><text:a xlink:type="simple" xlink:href="https://github.com/NandoFire/plataforma-niac-slmp" text:style-name="Internet_20_link" text:visited-style-name="Visited_20_Internet_20_Link"><text:span text:style-name="T43">https</text:span></text:a><text:a xlink:type="simple" xlink:href="https://github.com/NandoFire/plataforma-niac-slmp" text:style-name="Internet_20_link" text:visited-style-name="Visited_20_Internet_20_Link"><text:span text:style-name="T43">://</text:span></text:a><text:a xlink:type="simple" xlink:href="https://github.com/NandoFire/plataforma-niac-slmp" text:style-name="Internet_20_link" text:visited-style-name="Visited_20_Internet_20_Link"><text:span text:style-name="T43">github</text:span></text:a><text:a xlink:type="simple" xlink:href="https://github.com/NandoFire/plataforma-niac-slmp" text:style-name="Internet_20_link" text:visited-style-name="Visited_20_Internet_20_Link"><text:span text:style-name="T43">.</text:span></text:a><text:a xlink:type="simple" xlink:href="https://github.com/NandoFire/plataforma-niac-slmp" text:style-name="Internet_20_link" text:visited-style-name="Visited_20_Internet_20_Link"><text:span text:style-name="T43">com</text:span></text:a><text:a xlink:type="simple" xlink:href="https://github.com/NandoFire/plataforma-niac-slmp" text:style-name="Internet_20_link" text:visited-style-name="Visited_20_Internet_20_Link"><text:span text:style-name="T43">/</text:span></text:a><text:a xlink:type="simple" xlink:href="https://github.com/NandoFire/plataforma-niac-slmp" text:style-name="Internet_20_link" text:visited-style-name="Visited_20_Internet_20_Link"><text:span text:style-name="T43">NandoFire</text:span></text:a><text:a xlink:type="simple" xlink:href="https://github.com/NandoFire/plataforma-niac-slmp" text:style-name="Internet_20_link" text:visited-style-name="Visited_20_Internet_20_Link"><text:span text:style-name="T43">/</text:span></text:a><text:a xlink:type="simple" xlink:href="https://github.com/NandoFire/plataforma-niac-slmp" text:style-name="Internet_20_link" text:visited-style-name="Visited_20_Internet_20_Link"><text:span text:style-name="T43">plataforma</text:span></text:a><text:a xlink:type="simple" xlink:href="https://github.com/NandoFire/plataforma-niac-slmp" text:style-name="Internet_20_link" text:visited-style-name="Visited_20_Internet_20_Link"><text:span text:style-name="T43">-</text:span></text:a><text:a xlink:type="simple" xlink:href="https://github.com/NandoFire/plataforma-niac-slmp" text:style-name="Internet_20_link" text:visited-style-name="Visited_20_Internet_20_Link"><text:span text:style-name="T43">niac</text:span></text:a><text:a xlink:type="simple" xlink:href="https://github.com/NandoFire/plataforma-niac-slmp" text:style-name="Internet_20_link" text:visited-style-name="Visited_20_Internet_20_Link"><text:span text:style-name="T43">-</text:span></text:a><text:a xlink:type="simple" xlink:href="https://github.com/NandoFire/plataforma-niac-slmp" text:style-name="Internet_20_link" text:visited-style-name="Visited_20_Internet_20_Link"><text:span text:style-name="T43">slmp</text:span></text:a><text:span text:style-name="T30">), descritos na seç</text:span><text:span text:style-name="T43">ão anterior</text:span><text:span text:style-name="T30">. Ambos os sistemas se transformaram em projeto de extens</text:span><text:span text:style-name="T43">ã</text:span><text:span text:style-name="T30">o do Núcleo de Solidariedade Técnica (SOLTEC/UFRJ), que dispõe de um bolsista para cada projeto responsável por seguir melhorando, dando </text:span><text:span text:style-name="T31">manutenção</text:span><text:span text:style-name="T30"> e dialogando com os demandantes. </text:span></text:p>
      <text:p text:style-name="P28">Na turma de 2015/1, <text:span text:style-name="T26">um</text:span><text:span text:style-name="T27"> dos times continuou</text:span><text:span text:style-name="T26"> o desenvolvimento do sistema Riob.us/Relatórios e o outro </text:span><text:span text:style-name="T28">desenvolveu</text:span><text:span text:style-name="T26"> um sistema apoio a Comiss</text:span>ã<text:span text:style-name="T26">o de Defesa dos Direitos Humanos e Cidadania da </text:span><text:span text:style-name="T28">Assembleia</text:span><text:span text:style-name="T26"> Legislativa do Estado do Rio de Janeiro (CDDHC/ALERJ). </text:span><text:span text:style-name="T29">Esse último teve um protótipo e modelamento entregues ao cliente que passou manter o desenvolvimento do sistema por conta própria.</text:span></text:p>
      <text:p text:style-name="P83"><text:span text:style-name="T32">E</text:span><text:span text:style-name="T33">m 201</text:span><text:span text:style-name="T36">6</text:span><text:span text:style-name="T33">/2, a disciplina teve a primeira </text:span><text:span text:style-name="T34">experiência em combinar alunos de graduação com alunos do </text:span><text:span text:style-name="T35">Mestrado Profissional em Tecnologia para o Desenvolvimento Social. </text:span><text:span text:style-name="T34">Devido ao menor número de alunos, a turma inteira trabalhou em um único projeto: o desenvolvimento de um software para uso em salas de aula da educação básica por professores de história para a criação de linhas do tempo interativas. O produto final foi batizado de </text:span><text:span text:style-name="T46">Ñ</text:span><text:span text:style-name="T45">andu,</text:span><text:span text:style-name="T34"> disponível para download no </text:span><text:span text:style-name="T45">GitHub</text:span><text:span text:style-name="T34"> (</text:span><text:a xlink:type="simple" xlink:href="https://github.com/SLMP/linhaDoTempo" text:style-name="Internet_20_link" text:visited-style-name="Visited_20_Internet_20_Link"><text:span text:style-name="T34">https://github.com/SLMP/linhaDoTempo</text:span></text:a><text:span text:style-name="T34">).</text:span></text:p>
      <text:p text:style-name="P83"><text:soft-page-break/><text:span text:style-name="T34">E</text:span><text:span text:style-name="T42">m 2017/2, em decorrência de incompatibilidades nos horários e calendários da graduação e da pós-graduação decidiu-se por abrir a turma apenas para alunos do mestrado. </text:span><text:span text:style-name="T37">Essa </text:span><text:span text:style-name="T38">turma teve duas particularidades: (i) foi composta majoritariamente (6 alunos dentre os 8) por professores da educação básica; e (ii) apenas um dos alunos tinha experiência prévia com programação. Dessa forma além dos tópicos tradicionalmente ensinados na disciplina, conforme já descrito previamente no presente artigo, também tivemos que introduzir os alunos na programação. Para isso foram </text:span><text:span text:style-name="T40">ensinadas</text:span><text:span text:style-name="T38"> as linguagens de programação </text:span><text:span text:style-name="T49">L</text:span><text:span text:style-name="T48">ogo</text:span><text:span text:style-name="T39"> e </text:span><text:span text:style-name="T48">Python</text:span><text:span text:style-name="T39">, essa última sendo usada no projeto final da disciplina</text:span><text:span text:style-name="T40">, que fora um </text:span><text:span text:style-name="T47">software</text:span><text:span text:style-name="T40"> para </text:span><text:span text:style-name="T47">smartphones</text:span><text:span text:style-name="T40"> que realizava a leitura de bases de dados abertas e produzia gráficos. O público-alvo desse produto seriam professores da educação básica que usariam a ferramenta para propor políticas públicas para as secretarias de educação do estado e municípios. </text:span></text:p>
      <text:p text:style-name="P86"><text:span text:style-name="T41">Para além dos produtos de software produzidos na disciplina, um resultado importante são as avaliações dos professores e da metodologia empregada na disciplina. </text:span><text:span text:style-name="T40">A</text:span><text:span text:style-name="T30">baixo estão as médias </text:span><text:span text:style-name="T41">dessa avaliação </text:span><text:span text:style-name="T30">realizada pelos alunos da disciplina</text:span><text:span text:style-name="T30"><text:note text:id="ftn0" text:note-class="footnote"><text:note-citation>2</text:note-citation><text:note-body><text:p text:style-name="Footnote"><text:s/><text:span text:style-name="T65">Em 2011/1 não foi realizada essa avaliação, por isso essa turma está ausente da tabela abaixo.</text:span></text:p></text:note-body></text:note></text:span><text:span text:style-name="T30"><text:note text:id="ftn2" text:note-class="footnote"><text:note-citation>3</text:note-citation><text:note-body><text:p text:style-name="Footnote"><text:s/><text:span text:style-name="T66">Cada índice é resultado da média entre as avaliações de todos os alunos da turma. Para cada item, cada aluno deu uma nota de 0 a 10.</text:span></text:p></text:note-body></text:note></text:span><text:span text:style-name="T30">:</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57">Ano/Semestre</text:p>
          </table:table-cell>
          <table:table-cell table:style-name="Tabela2.A1" office:value-type="string">
            <text:p text:style-name="P57"><text:span text:style-name="T62">Apresentaram uma programação clara da disciplina (Objetivos, estratégias, conteúdos, recursos, material bibliográfico, sistema de avaliação).</text:span> </text:p>
          </table:table-cell>
          <table:table-cell table:style-name="Tabela2.A1" office:value-type="string">
            <text:p text:style-name="P58"><text:span text:style-name="T64">Estratégias adotadas em aula (Metodologia didática) facilitaram a aprendizagem dos alunos.</text:span> </text:p>
          </table:table-cell>
          <table:table-cell table:style-name="Tabela2.A1" office:value-type="string">
            <text:p text:style-name="P71">Demonstraram segurança e atualização no conteúdo da matéria que ensinam.</text:p>
          </table:table-cell>
        </table:table-row>
        <table:table-row>
          <table:table-cell table:style-name="Tabela2.A2" office:value-type="string">
            <text:p text:style-name="P59">2012/2</text:p>
          </table:table-cell>
          <table:table-cell table:style-name="Tabela2.B2" office:value-type="string">
            <text:p text:style-name="P60">8,8</text:p>
          </table:table-cell>
          <table:table-cell table:style-name="Tabela2.C2" office:value-type="string">
            <text:p text:style-name="P59">8,1 </text:p>
          </table:table-cell>
          <table:table-cell table:style-name="Tabela2.D2" office:value-type="string">
            <text:p text:style-name="P59">8,3</text:p>
          </table:table-cell>
        </table:table-row>
        <table:table-row>
          <table:table-cell table:style-name="Tabela2.A3" office:value-type="string">
            <text:p text:style-name="P59">2014/2</text:p>
          </table:table-cell>
          <table:table-cell table:style-name="Tabela2.B3" office:value-type="string">
            <text:p text:style-name="P60">8,6</text:p>
          </table:table-cell>
          <table:table-cell table:style-name="Tabela2.C3" office:value-type="string">
            <text:p text:style-name="P59">8,5</text:p>
          </table:table-cell>
          <table:table-cell table:style-name="Tabela2.D3" office:value-type="string">
            <text:p text:style-name="P60">9,6</text:p>
          </table:table-cell>
        </table:table-row>
        <table:table-row table:style-name="Tabela2.4">
          <table:table-cell table:style-name="Tabela2.A4" office:value-type="string">
            <text:p text:style-name="P59">2015/1</text:p>
          </table:table-cell>
          <table:table-cell table:style-name="Tabela2.B4" office:value-type="string">
            <text:p text:style-name="P60">8,8</text:p>
          </table:table-cell>
          <table:table-cell table:style-name="Tabela2.C4" office:value-type="string">
            <text:p text:style-name="P59">8,3</text:p>
          </table:table-cell>
          <table:table-cell table:style-name="Tabela2.D4" office:value-type="string">
            <text:p text:style-name="P60">9,4</text:p>
          </table:table-cell>
        </table:table-row>
        <table:table-row table:style-name="Tabela2.5">
          <table:table-cell table:style-name="Tabela2.A5" office:value-type="string">
            <text:p text:style-name="P61">2016/2</text:p>
          </table:table-cell>
          <table:table-cell table:style-name="Tabela2.B5" office:value-type="string">
            <text:p text:style-name="P63">8,8</text:p>
          </table:table-cell>
          <table:table-cell table:style-name="Tabela2.C5" office:value-type="string">
            <text:p text:style-name="P61">8,4 </text:p>
          </table:table-cell>
          <table:table-cell table:style-name="Tabela2.D5" office:value-type="string">
            <text:p text:style-name="P62">9,2 </text:p>
          </table:table-cell>
        </table:table-row>
        <table:table-row table:style-name="Tabela2.6">
          <table:table-cell table:style-name="Tabela2.A6" office:value-type="string">
            <text:p text:style-name="P61">2017/2</text:p>
          </table:table-cell>
          <table:table-cell table:style-name="Tabela2.B6" office:value-type="string">
            <text:p text:style-name="P64">8,<text:span text:style-name="T67">0</text:span></text:p>
          </table:table-cell>
          <table:table-cell table:style-name="Tabela2.C6" office:value-type="string">
            <text:p text:style-name="P65">7,<text:span text:style-name="T69">8</text:span></text:p>
          </table:table-cell>
          <table:table-cell table:style-name="Tabela2.D6" office:value-type="string">
            <text:p text:style-name="P65">10,0</text:p>
          </table:table-cell>
        </table:table-row>
      </table:table>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57">Ano/Semestre</text:p>
          </table:table-cell>
          <table:table-cell table:style-name="Tabela6.A1" office:value-type="string">
            <text:p text:style-name="P57"><text:span text:style-name="T62">Estimularam os alunos a participarem criticamente nas aulas.</text:span> </text:p>
          </table:table-cell>
          <table:table-cell table:style-name="Tabela6.A1" office:value-type="string">
            <text:p text:style-name="P58">Demonstraram compreensão e consideração pelos alunos.</text:p>
          </table:table-cell>
          <table:table-cell table:style-name="Tabela6.A1" office:value-type="string">
            <text:p text:style-name="P71">Foram pontual e deram todas as aulas previstas na carga horária da disciplina</text:p>
          </table:table-cell>
        </table:table-row>
        <table:table-row>
          <table:table-cell table:style-name="Tabela6.A2" office:value-type="string">
            <text:p text:style-name="P59">2012/2</text:p>
          </table:table-cell>
          <table:table-cell table:style-name="Tabela6.B2" office:value-type="string">
            <text:p text:style-name="P59">8,9</text:p>
          </table:table-cell>
          <table:table-cell table:style-name="Tabela6.C2" office:value-type="string">
            <text:p text:style-name="P59">9,0</text:p>
          </table:table-cell>
          <table:table-cell table:style-name="Tabela6.D2" office:value-type="string">
            <text:p text:style-name="P59">9,0</text:p>
          </table:table-cell>
        </table:table-row>
        <text:soft-page-break/>
        <table:table-row>
          <table:table-cell table:style-name="Tabela6.A3" office:value-type="string">
            <text:p text:style-name="P59">2014/2</text:p>
          </table:table-cell>
          <table:table-cell table:style-name="Tabela6.B3" office:value-type="string">
            <text:p text:style-name="P60">9,4</text:p>
          </table:table-cell>
          <table:table-cell table:style-name="Tabela6.C3" office:value-type="string">
            <text:p text:style-name="P60">9,5</text:p>
          </table:table-cell>
          <table:table-cell table:style-name="Tabela6.D3" office:value-type="string">
            <text:p text:style-name="P60">8,5</text:p>
          </table:table-cell>
        </table:table-row>
        <table:table-row table:style-name="Tabela6.4">
          <table:table-cell table:style-name="Tabela6.A4" office:value-type="string">
            <text:p text:style-name="P59">2015/1</text:p>
          </table:table-cell>
          <table:table-cell table:style-name="Tabela6.B4" office:value-type="string">
            <text:p text:style-name="P60">8,8</text:p>
          </table:table-cell>
          <table:table-cell table:style-name="Tabela6.C4" office:value-type="string">
            <text:p text:style-name="P60">9,2</text:p>
          </table:table-cell>
          <table:table-cell table:style-name="Tabela6.D4" office:value-type="string">
            <text:p text:style-name="P60">9,3</text:p>
          </table:table-cell>
        </table:table-row>
        <table:table-row table:style-name="Tabela6.5">
          <table:table-cell table:style-name="Tabela6.A5" office:value-type="string">
            <text:p text:style-name="P61">2016/2</text:p>
          </table:table-cell>
          <table:table-cell table:style-name="Tabela6.B5" office:value-type="string">
            <text:p text:style-name="P63">9,4 </text:p>
          </table:table-cell>
          <table:table-cell table:style-name="Tabela6.C5" office:value-type="string">
            <text:p text:style-name="P62">9,4 </text:p>
          </table:table-cell>
          <table:table-cell table:style-name="Tabela6.D5" office:value-type="string">
            <text:p text:style-name="P62">9,8 </text:p>
          </table:table-cell>
        </table:table-row>
        <table:table-row table:style-name="Tabela6.6">
          <table:table-cell table:style-name="Tabela6.A6" office:value-type="string">
            <text:p text:style-name="P61">2017/2</text:p>
          </table:table-cell>
          <table:table-cell table:style-name="Tabela6.B6" office:value-type="string">
            <text:p text:style-name="P66">9,5</text:p>
          </table:table-cell>
          <table:table-cell table:style-name="Tabela6.C6" office:value-type="string">
            <text:p text:style-name="P66">9,5</text:p>
          </table:table-cell>
          <table:table-cell table:style-name="Tabela6.D6" office:value-type="string">
            <text:p text:style-name="P66">9,<text:span text:style-name="T68">8</text:span></text:p>
          </table:table-cell>
        </table:table-row>
      </table:table>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57">Ano/Semestre</text:p>
          </table:table-cell>
          <table:table-cell table:style-name="Tabela7.A1" office:value-type="string">
            <text:p text:style-name="P57"><text:span text:style-name="T62">Demonstraram disponibilidade para atendimento </text:span><text:span text:style-name="T63">extraclasse</text:span><text:span text:style-name="T62">.</text:span> </text:p>
          </table:table-cell>
          <table:table-cell table:style-name="Tabela7.A1" office:value-type="string">
            <text:p text:style-name="P58">Usaram critérios claros e adequados na avaliação de aprendizagem.</text:p>
          </table:table-cell>
          <table:table-cell table:style-name="Tabela7.A1" office:value-type="string">
            <text:p text:style-name="P71">Demonstraram postura democrática de diálogo franco e aberto ao ministrar a disciplina.</text:p>
          </table:table-cell>
        </table:table-row>
        <table:table-row>
          <table:table-cell table:style-name="Tabela7.A2" office:value-type="string">
            <text:p text:style-name="P59">2012/2</text:p>
          </table:table-cell>
          <table:table-cell table:style-name="Tabela7.B2" office:value-type="string">
            <text:p text:style-name="P59">9,0</text:p>
          </table:table-cell>
          <table:table-cell table:style-name="Tabela7.C2" office:value-type="string">
            <text:p text:style-name="P59">9,0 </text:p>
          </table:table-cell>
          <table:table-cell table:style-name="Tabela7.D2" office:value-type="string">
            <text:p text:style-name="P60">9,3</text:p>
          </table:table-cell>
        </table:table-row>
        <table:table-row>
          <table:table-cell table:style-name="Tabela7.A3" office:value-type="string">
            <text:p text:style-name="P59">2014/2</text:p>
          </table:table-cell>
          <table:table-cell table:style-name="Tabela7.B3" office:value-type="string">
            <text:p text:style-name="P60">8,5</text:p>
          </table:table-cell>
          <table:table-cell table:style-name="Tabela7.C3" office:value-type="string">
            <text:p text:style-name="P60">8,5</text:p>
          </table:table-cell>
          <table:table-cell table:style-name="Tabela7.D3" office:value-type="string">
            <text:p text:style-name="P60">9,5</text:p>
          </table:table-cell>
        </table:table-row>
        <table:table-row table:style-name="Tabela7.4">
          <table:table-cell table:style-name="Tabela7.A4" office:value-type="string">
            <text:p text:style-name="P59">2015/1</text:p>
          </table:table-cell>
          <table:table-cell table:style-name="Tabela7.B4" office:value-type="string">
            <text:p text:style-name="P60">9,3</text:p>
          </table:table-cell>
          <table:table-cell table:style-name="Tabela7.C4" office:value-type="string">
            <text:p text:style-name="P60">9,3</text:p>
          </table:table-cell>
          <table:table-cell table:style-name="Tabela7.D4" office:value-type="string">
            <text:p text:style-name="P60">9,5</text:p>
          </table:table-cell>
        </table:table-row>
        <table:table-row table:style-name="Tabela7.5">
          <table:table-cell table:style-name="Tabela7.A5" office:value-type="string">
            <text:p text:style-name="P61">2016/2</text:p>
          </table:table-cell>
          <table:table-cell table:style-name="Tabela7.B5" office:value-type="string">
            <text:p text:style-name="P63">9,8 </text:p>
          </table:table-cell>
          <table:table-cell table:style-name="Tabela7.C5" office:value-type="string">
            <text:p text:style-name="P62">9,8</text:p>
          </table:table-cell>
          <table:table-cell table:style-name="Tabela7.D5" office:value-type="string">
            <text:p text:style-name="P62">9,2</text:p>
          </table:table-cell>
        </table:table-row>
        <table:table-row table:style-name="Tabela7.6">
          <table:table-cell table:style-name="Tabela7.A6" office:value-type="string">
            <text:p text:style-name="P61">2017/2</text:p>
          </table:table-cell>
          <table:table-cell table:style-name="Tabela7.B6" office:value-type="string">
            <text:p text:style-name="P67">8,3</text:p>
          </table:table-cell>
          <table:table-cell table:style-name="Tabela7.C6" office:value-type="string">
            <text:p text:style-name="P68">8,3</text:p>
          </table:table-cell>
          <table:table-cell table:style-name="Tabela7.D6" office:value-type="string">
            <text:p text:style-name="P69">9,8</text:p>
          </table:table-cell>
        </table:table-row>
      </table:table>
      <table:table table:name="Tabela8" table:style-name="Tabela8">
        <table:table-column table:style-name="Tabela8.A"/>
        <table:table-column table:style-name="Tabela8.B"/>
        <table:table-row table:style-name="Tabela8.1">
          <table:table-cell table:style-name="Tabela8.A1" office:value-type="string">
            <text:p text:style-name="P57">Ano/Semestre</text:p>
          </table:table-cell>
          <table:table-cell table:style-name="Tabela8.A1" office:value-type="string">
            <text:p text:style-name="P57"><text:span text:style-name="T62">Em resumo, considerando inclusive as suas qualidades e fraquezas, avalie os professores de um modo geral.</text:span> </text:p>
          </table:table-cell>
        </table:table-row>
        <table:table-row>
          <table:table-cell table:style-name="Tabela8.A2" office:value-type="string">
            <text:p text:style-name="P59">2012/2</text:p>
          </table:table-cell>
          <table:table-cell table:style-name="Tabela8.B2" office:value-type="string">
            <text:p text:style-name="P60">8,6</text:p>
          </table:table-cell>
        </table:table-row>
        <table:table-row>
          <table:table-cell table:style-name="Tabela8.A3" office:value-type="string">
            <text:p text:style-name="P59">2014/2</text:p>
          </table:table-cell>
          <table:table-cell table:style-name="Tabela8.B3" office:value-type="string">
            <text:p text:style-name="P60">9,4</text:p>
          </table:table-cell>
        </table:table-row>
        <table:table-row table:style-name="Tabela8.4">
          <table:table-cell table:style-name="Tabela8.A4" office:value-type="string">
            <text:p text:style-name="P59">2015/1</text:p>
          </table:table-cell>
          <table:table-cell table:style-name="Tabela8.B4" office:value-type="string">
            <text:p text:style-name="P60">9,2</text:p>
          </table:table-cell>
        </table:table-row>
        <table:table-row table:style-name="Tabela8.5">
          <table:table-cell table:style-name="Tabela8.A5" office:value-type="string">
            <text:p text:style-name="P61">2016/2</text:p>
          </table:table-cell>
          <table:table-cell table:style-name="Tabela8.B5" office:value-type="string">
            <text:p text:style-name="P63">8,8 </text:p>
          </table:table-cell>
        </table:table-row>
        <table:table-row table:style-name="Tabela8.6">
          <table:table-cell table:style-name="Tabela8.A6" office:value-type="string">
            <text:p text:style-name="P61">2017/2</text:p>
          </table:table-cell>
          <table:table-cell table:style-name="Tabela8.B6" office:value-type="string">
            <text:p text:style-name="P70">8,8</text:p>
          </table:table-cell>
        </table:table-row>
      </table:table>
      <text:p text:style-name="P73">Tabela <text:sequence text:ref-name="refTable1" text:name="Table" text:formula="ooow:Table+1" style:num-format="1">2</text:sequence>: Médias das avaliações qualitativas da disciplina pelos alunos</text:p>
      <text:p text:style-name="P74">Considerações finais</text:p>
      <text:p text:style-name="P88">Neste artigo, descrevemos a disciplina <text:span text:style-name="T24">Software</text:span> Livre e Metodologias Participativas, oferecida pelo Departamento de Engenharia Eletrônica da UFRJ. Destacamos seu caráter questionador do ensino tradicional de Engenharia, e sua vertente de ensino voltado à extensão.</text:p>
      <text:p text:style-name="P84"><text:soft-page-break/>A experiência de combinar a disciplina na graduação e no mestrado, como realizado em 2016, provocou a dificuldade de lidar com as especificidades de cada um dos grupos, como um dos alunos <text:span text:style-name="T55">disse na sua avaliação final: “Penso que deveria haver uma preocupação maior em considerar a diferença de conhecimento dos alunos sobre o conteúdo da disciplina.” Essa dificuldade se deu devido ao fato dos alunos vindos do mestrado não possuírem em sua maioria experiência com programação, enquanto que os alunos da graduação já possuem, em decorrência de disciplinas eletivas como essa serem cursadas após o término do ciclo básico dos cursos. </text:span></text:p>
      <text:p text:style-name="P85">Por outro lado, os alunos de mestrado, em virtude de se tratar de um mestrado profissional, já possuem contato com algum campo para criação do projeto final. <text:span text:style-name="T56">Em uma turma com um perfil relativamente homogêneo como a que cursou a disciplina em 2017 essa aproximação prévia com o campo auxilia no processo de levantamento de requisitos e na aplicação do </text:span><text:span text:style-name="T25">Participatory Design.</text:span></text:p>
      <text:p text:style-name="P87"><text:span text:style-name="T11">Os desafios a enfrentar em direção </text:span><text:span text:style-name="T12">a uma</text:span><text:span text:style-name="T11">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de iniciativa ultrapasse os conteúdos curriculares opcionais e a iniciativa pessoal de professores engajados e se insira nos cursos de forma estrutural. Com este relato, esperamos contribuir para este debate e inspirar novos métodos no ensino de Engenharia.</text:span></text:p>
      <text:p text:style-name="P75"><text:span text:style-name="T70">Referências</text:span></text:p>
      <text:p text:style-name="Standard">ALVEAR, C, A, S. <text:span text:style-name="T75">Tecnologia e participação: Sistemas de informação e a construção de propostas coletivas para movimentos sociais e processos de desenvolvimento local.</text:span> Tese (Doutorado) - Programa de Engenharia de Produção, Universidade Federal do Rio de Janeiro (PEP/COPPE/UFRJ), Rio de Janeiro, 2014.</text:p>
      <text:p text:style-name="Standard">DAGNINO, R. <text:span text:style-name="T75">Neutralidade da ciência e determinismo tecnológico: Um debate sobre a tecnociência</text:span>. Campinas: Editora Unicamp, 2008.</text:p>
      <text:p text:style-name="Standard">DAGNINO, R.; BRANDÃO, F.C.; NOVAES, H.T. Sobre o marco analítico conceitual da tecnologia social. Em: LASSANCE Jr. et al. <text:span text:style-name="T75">Tecnologia Social <text:s/>– uma estratégia para o desenvolvimento</text:span>. Rio de Janeiro: Fundação Banco do Brasil, 2004.</text:p>
      <text:p text:style-name="Standard">GREENSTEIN, S., NAGLE, F. Digital dark matter and the economic contribution of Apache. <text:span text:style-name="T75">Research Policy</text:span>, v. 43, n. 4, p. 623-631, 2014.</text:p>
      <text:p text:style-name="Standard"><text:span text:style-name="T15">HIGHSMITH, J. </text:span><text:span text:style-name="T16">Manifesto for agile software development</text:span><text:span text:style-name="T15">. Disponível em </text:span><text:a xlink:type="simple" xlink:href="http://agilemanifesto.org/" text:style-name="Internet_20_link" text:visited-style-name="Visited_20_Internet_20_Link"><text:span text:style-name="T11">http</text:span></text:a><text:a xlink:type="simple" xlink:href="http://agilemanifesto.org/" text:style-name="Internet_20_link" text:visited-style-name="Visited_20_Internet_20_Link"><text:span text:style-name="T11">://</text:span></text:a><text:a xlink:type="simple" xlink:href="http://agilemanifesto.org/" text:style-name="Internet_20_link" text:visited-style-name="Visited_20_Internet_20_Link"><text:span text:style-name="T11">agilemanifesto</text:span></text:a><text:a xlink:type="simple" xlink:href="http://agilemanifesto.org/" text:style-name="Internet_20_link" text:visited-style-name="Visited_20_Internet_20_Link"><text:span text:style-name="T11">.</text:span></text:a><text:a xlink:type="simple" xlink:href="http://agilemanifesto.org/" text:style-name="Internet_20_link" text:visited-style-name="Visited_20_Internet_20_Link"><text:span text:style-name="T11">org</text:span></text:a><text:span text:style-name="T15">, Acessado em 20 de dezembro de 2013. 2001.</text:span></text:p>
      <text:p text:style-name="Standard"><text:span text:style-name="T77">KNIBERG</text:span>, H. <text:span text:style-name="T75">Scrum e XP direto das Trincheiras: Como nós fazemos Scrum. </text:span>InfoHQ. 2007.</text:p>
      <text:p text:style-name="Standard"><text:soft-page-break/>MACHADO, M. B. Distros e comunidades a dinâmica interna de Debian, Fedora, Slackware e Ubuntu. Em: AGUIAR, V. M., MACHADO, M. <text:span text:style-name="T75">Software livre, cultura hacker e o ecossistema da colaboração.</text:span> 1ª edição. São Paulo: Momento Editorial, 2009. </text:p>
      <text:p text:style-name="Standard">MARQUES, I. C. Engenharias brasileiras e a recepção de fatos e artefatos. Em: LIANZA, S. e ADDOR, F. (Ed.). <text:span text:style-name="T75">Tecnologia e desenvolvimento social e solidário</text:span>. Porto Alegre: Editora da UFRGS, 2005.</text:p>
      <text:p text:style-name="Standard">PRESSMAN, R. S. <text:span text:style-name="T75">Engenharia de software</text:span>. 7a. edição. McGraw Hill Brasil, 2011.</text:p>
      <text:p text:style-name="Standard">SCHWABER, K., SUTHERLAND, J. Guia do Scrum – Um guia definitivo para o Scrum: As regras do jogo. 2013. Disponível em <text:a xlink:type="simple" xlink:href="https://www.scrum.org/Scrum-Guide" text:style-name="Internet_20_link" text:visited-style-name="Visited_20_Internet_20_Link">https</text:a><text:a xlink:type="simple" xlink:href="https://www.scrum.org/Scrum-Guide" text:style-name="Internet_20_link" text:visited-style-name="Visited_20_Internet_20_Link">://</text:a><text:a xlink:type="simple" xlink:href="https://www.scrum.org/Scrum-Guide" text:style-name="Internet_20_link" text:visited-style-name="Visited_20_Internet_20_Link">www</text:a><text:a xlink:type="simple" xlink:href="https://www.scrum.org/Scrum-Guide" text:style-name="Internet_20_link" text:visited-style-name="Visited_20_Internet_20_Link">.</text:a><text:a xlink:type="simple" xlink:href="https://www.scrum.org/Scrum-Guide" text:style-name="Internet_20_link" text:visited-style-name="Visited_20_Internet_20_Link">scrum</text:a><text:a xlink:type="simple" xlink:href="https://www.scrum.org/Scrum-Guide" text:style-name="Internet_20_link" text:visited-style-name="Visited_20_Internet_20_Link">.</text:a><text:a xlink:type="simple" xlink:href="https://www.scrum.org/Scrum-Guide" text:style-name="Internet_20_link" text:visited-style-name="Visited_20_Internet_20_Link">org</text:a><text:a xlink:type="simple" xlink:href="https://www.scrum.org/Scrum-Guide" text:style-name="Internet_20_link" text:visited-style-name="Visited_20_Internet_20_Link">/</text:a><text:a xlink:type="simple" xlink:href="https://www.scrum.org/Scrum-Guide" text:style-name="Internet_20_link" text:visited-style-name="Visited_20_Internet_20_Link">Scrum</text:a><text:a xlink:type="simple" xlink:href="https://www.scrum.org/Scrum-Guide" text:style-name="Internet_20_link" text:visited-style-name="Visited_20_Internet_20_Link">-</text:a><text:a xlink:type="simple" xlink:href="https://www.scrum.org/Scrum-Guide" text:style-name="Internet_20_link" text:visited-style-name="Visited_20_Internet_20_Link">Guide</text:a>. Acessado em 20 de dezembro de 2013.</text:p>
      <text:p text:style-name="Standard">SCHULLER, D. NAMIOKA. A. <text:span text:style-name="T75">Participatory Design: Principles and Practices</text:span>. Hillsdale NJ: Lawrence Erlbaum Associates. 1993.</text:p>
      <text:p text:style-name="Standard">SILVEIRA, S, A. <text:span text:style-name="T75">Software livre: a luta pela liberdade do conhecimento </text:span>– 1a edição. São Paulo: Editora Fundação Perseu Abramo, 2004.</text:p>
      <text:p text:style-name="Standard">SOMMERVILLE, I. <text:span text:style-name="T75">Engenharia de Software.</text:span> 8a ediçao. São Paulo: Pearson Addison-Wesley Editora, 2007.</text:p>
      <text:p text:style-name="Standard">STALLMAN, R. M. <text:span text:style-name="T75">Free Software, Free Society: Selected essays of Richard M. Stallman</text:span>. Boston, MA: GNU Press, 2002.</text:p>
      <text:p text:style-name="Standard">THIOLLENT, M. <text:span text:style-name="T75">Metodologia de Pesquisa Ação</text:span>. <text:s/>7a edição (1985 – 1ª edição). São Paulo: Cortez Editora, 19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4"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5.001cm" fo:margin-right="0cm" fo:margin-top="0cm" fo:margin-bottom="0.212cm" loext:contextual-spacing="false" fo:line-height="100%" fo:text-align="justify" style:justify-single-word="false" fo:orphans="2" fo:widows="2" fo:text-indent="0cm" style:auto-text-indent="false" fo:keep-with-next="always" style:writing-mode="lr-tb"/>
      <style:text-properties fo:color="#262626"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3"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3"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3"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3"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3"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3"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3"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3"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2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3"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3" style:font-size-complex="7pt"/>
    </style:style>
    <style:style style:name="MP6" style:family="paragraph" style:parent-style-name="Standard">
      <style:paragraph-properties>
        <style:tab-stops>
          <style:tab-stop style:position="7.952cm"/>
        </style:tab-stops>
      </style:paragraph-properties>
      <style:text-properties fo:language="en" fo:country="U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m 8" text:anchor-type="as-char" svg:width="20.001cm" svg:height="2.113cm" draw:z-index="15"><draw:image xlink:href="Pictures/100000000000092A000000F86BFD3EF964AB1890.png" xlink:type="simple" xlink:show="embed" xlink:actuate="onLoad" loext:mime-type="image/png"/></draw:frame><draw:frame draw:style-name="Mfr2" draw:name="Imagem 13" text:anchor-type="as-char" svg:width="20.001cm" svg:height="0.067cm" draw:z-index="31"><draw:image xlink:href="Pictures/100000000000092A00000008FD1C6ABF3D778EF0.jpg" xlink:type="simple" xlink:show="embed" xlink:actuate="onLoad" loext:mime-type="image/jpeg"/></draw:frame></text:p>
      </style:header>
      <style:footer>
        <text:p text:style-name="Standard"><draw:custom-shape text:anchor-type="paragraph" draw:z-index="47" draw:name="Retângulo 52" draw:style-name="Mgr1" draw:text-style-name="MP2" svg:width="2.114cm" svg:height="0.906cm" svg:x="0cm" svg:y="22.872cm"><text:p text:style-name="MP1"><text:span text:style-name="MT1">Página | </text:span><text:span text:style-name="MT1"><text:page-number text:select-page="current">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64"><draw:image xlink:href="Pictures/100000000000092A00000008FD1C6ABF3D778EF0.jpg" xlink:type="simple" xlink:show="embed" xlink:actuate="onLoad" loext:mime-type="image/jpeg"/></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65"><draw:image xlink:href="Pictures/100000000000092B000002083B9B7F9923033009.png" xlink:type="simple" xlink:show="embed" xlink:actuate="onLoad" loext:mime-type="image/png"/></draw:frame></text:p>
      </style:header>
      <style:footer>
        <text:p text:style-name="Standard"><draw:custom-shape text:anchor-type="paragraph" draw:z-index="65" draw:name="Retângulo 49" draw:style-name="Mgr2" draw:text-style-name="MP2" svg:width="2.133cm" svg:height="0.906cm" svg:x="0cm" svg:y="21.451cm"><text:p text:style-name="MP1"><text:span text:style-name="MT1">Página | </text:span><text:span text:style-name="MT1"><text:page-number text:select-page="current">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68"><draw:image xlink:href="Pictures/100000000000092A00000008FD1C6ABF3D778EF0.jpg" xlink:type="simple" xlink:show="embed" xlink:actuate="onLoad" loext:mime-type="image/jpeg"/></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tab/></text:p>
        <text:p text:style-name="MP7"/>
        <text:p text:style-name="MP7"/>
        <text:p text:style-name="MP7"/>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89</meta:editing-cycles>
    <meta:print-date>2016-05-23T14:09:00</meta:print-date>
    <meta:creation-date>2016-08-11T15:12:00</meta:creation-date>
    <dc:date>2018-02-19T23:59:40.363000000</dc:date>
    <meta:editing-duration>PT12H36M53S</meta:editing-duration>
    <meta:generator>LibreOffice/5.4.1.2$Windows_X86_64 LibreOffice_project/ea7cb86e6eeb2bf3a5af73a8f7777ac570321527</meta:generator>
    <meta:document-statistic meta:table-count="7" meta:image-count="5" meta:object-count="0" meta:page-count="17" meta:paragraph-count="225" meta:word-count="5384" meta:character-count="35429" meta:non-whitespace-character-count="302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